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3.3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e6e6e6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number-columns-repeated="2" table:default-cell-style-name="ce5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1" table:default-cell-style-name="ce8"/>
        <table:table-row table:style-name="ro2">
          <table:table-cell table:style-name="ce1" office:value-type="string">
            <text:p>Armor stats</text:p>
          </table:table-cell>
          <table:table-cell table:style-name="Default" office:value-type="string">
            <text:p>vs Normal</text:p>
          </table:table-cell>
          <table:table-cell table:style-name="Default" office:value-type="string">
            <text:p>vs Huge</text:p>
          </table:table-cell>
          <table:table-cell office:value-type="string">
            <text:p>vs Shivan Normal</text:p>
          </table:table-cell>
          <table:table-cell table:style-name="Default" office:value-type="string">
            <text:p>vs Shivan Huge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>
            <text:p>Light Armor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1">
            <text:p>1,1</text:p>
          </table:table-cell>
          <table:table-cell office:value-type="float" office:value="1.15">
            <text:p>1,15</text:p>
          </table:table-cell>
          <table:table-cell table:style-name="Default" office:value-type="float" office:value="1.3">
            <text:p>1,3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>
            <text:p>Heavy Armor</text:p>
          </table:table-cell>
          <table:table-cell table:style-name="ce4" office:value-type="float" office:value="0.8">
            <text:p>0,8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 office:value-type="float" office:value="1.2">
            <text:p>1,2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>
            <text:p>Shivan Fighter Armor</text:p>
          </table:table-cell>
          <table:table-cell table:style-name="ce4" office:value-type="float" office:value="0.85">
            <text:p>0,85</text:p>
          </table:table-cell>
          <table:table-cell table:style-name="ce4" office:value-type="float" office:value="0.7">
            <text:p>0,7</text:p>
          </table:table-cell>
          <table:table-cell office:value-type="float" office:value="1">
            <text:p>1</text:p>
          </table:table-cell>
          <table:table-cell table:style-name="Default" office:value-type="float" office:value="1.05">
            <text:p>1,05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>
            <text:p>Shivan Bomber Armor</text:p>
          </table:table-cell>
          <table:table-cell table:style-name="ce4" office:value-type="float" office:value="0.7">
            <text:p>0,7</text:p>
          </table:table-cell>
          <table:table-cell table:style-name="ce4" office:value-type="float" office:value="0.4">
            <text:p>0,4</text:p>
          </table:table-cell>
          <table:table-cell office:value-type="float" office:value="1">
            <text:p>1</text:p>
          </table:table-cell>
          <table:table-cell table:style-name="Default" office:value-type="float" office:value="0.8">
            <text:p>0,8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>
            <text:p>Shivan Capital Ship Armor</text:p>
          </table:table-cell>
          <table:table-cell table:style-name="ce4" office:value-type="float" office:value="0.75">
            <text:p>0,75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 office:value-type="float" office:value="1.1">
            <text:p>1,1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>
            <text:p>Shivan Destroyer Armor</text:p>
          </table:table-cell>
          <table:table-cell table:style-name="ce4" office:value-type="float" office:value="0.5">
            <text:p>0,5</text:p>
          </table:table-cell>
          <table:table-cell table:style-name="ce4" office:value-type="float" office:value="0.8">
            <text:p>0,8</text:p>
          </table:table-cell>
          <table:table-cell office:value-type="float" office:value="0.9">
            <text:p>0,9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>
            <text:p>Shivan Elite Armor</text:p>
          </table:table-cell>
          <table:table-cell table:style-name="ce4" office:value-type="float" office:value="0.4">
            <text:p>0,4</text:p>
          </table:table-cell>
          <table:table-cell table:style-name="ce4" office:value-type="float" office:value="0.6">
            <text:p>0,6</text:p>
          </table:table-cell>
          <table:table-cell office:value-type="float" office:value="0.7">
            <text:p>0,7</text:p>
          </table:table-cell>
          <table:table-cell table:style-name="Default" office:value-type="float" office:value="0.2">
            <text:p>0,2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>
            <text:p>Hell Armor</text:p>
          </table:table-cell>
          <table:table-cell table:style-name="ce4" office:value-type="float" office:value="0.1">
            <text:p>0,1</text:p>
          </table:table-cell>
          <table:table-cell table:style-name="ce4" office:value-type="float" office:value="0.05">
            <text:p>0,05</text:p>
          </table:table-cell>
          <table:table-cell office:value-type="float" office:value="0.01">
            <text:p>0,01</text:p>
          </table:table-cell>
          <table:table-cell table:style-name="Default" office:value-type="float" office:value="0.05">
            <text:p>0,05</text:p>
          </table:table-cell>
          <table:table-cell table:style-name="Default" table:number-columns-repeated="2"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1" office:value-type="string">
            <text:p>Strike craft</text:p>
          </table:table-cell>
          <table:table-cell table:style-name="ce1" office:value-type="string">
            <text:p>Hull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 Type</text:p>
          </table:table-cell>
          <table:table-cell table:style-name="ce1" office:value-type="string">
            <text:p>Hull vs Normal</text:p>
          </table:table-cell>
          <table:table-cell table:style-name="ce1" office:value-type="string">
            <text:p>Shield vs Normal</text:p>
          </table:table-cell>
          <table:table-cell table:style-name="ce1" office:value-type="string">
            <text:p>Total</text:p>
          </table:table-cell>
        </table:table-row>
        <table:table-row table:style-name="ro2">
          <table:table-cell office:value-type="string">
            <text:p>Ulysses</text:p>
          </table:table-cell>
          <table:table-cell office:value-type="float" office:value="180">
            <text:p>180</text:p>
          </table:table-cell>
          <table:table-cell office:value-type="float" office:value="380">
            <text:p>380</text:p>
          </table:table-cell>
          <table:table-cell office:value-type="string">
            <text:p>Light Armor</text:p>
          </table:table-cell>
          <table:table-cell table:formula="of:=IF([.$D13] = [.$A$2];[.B13] * (1/[.$B$2]); IF([.$D13]=[.$A$4];[.B13] * (1/[.$B$4]);IF([.$D13]=[.$A$5];[.B13] * (1/[.$B$5]);IF([.$D13] = [.$A$8];[.B13] * (1/[.$B$8]); IF([.$D13]=[.$A$6];[.B13] * (1/[.$B$6]);IF([.$D13]=[.$A$7];[.B13]*(1/[.$B$7]);IF([.$D13]=[.$A$9];[.B13]*(1/[.$B$9]); IF([.$D13]=[.$A$3];[.B13] * (1/[.$B$3]); ????))))))))" office:value-type="float" office:value="180">
            <text:p>180</text:p>
          </table:table-cell>
          <table:table-cell table:formula="of:=IF([.$D13] = [.$A$2];[.C13] * (1/[.$B$2]); IF([.$D13]=[.$A$4];[.C13] * (1/[.$B$4]);IF([.$D13]=[.$A$5];[.C13] * (1/[.$B$5]);IF([.$D13] = [.$A$8];[.C13] * (1/[.$B$8]); IF([.$D13]=[.$A$6];[.C13] * (1/[.$B$6]);IF([.$D13]=[.$A$7];[.C13]*(1/[.$B$7]);IF([.$D13]=[.$A$9];[.C13]*(1/[.$B$9]); IF([.$D13]=[.$A$3];[.C13] * (1/[.$B$3]); ????))))))))" office:value-type="float" office:value="380">
            <text:p>380</text:p>
          </table:table-cell>
          <table:table-cell table:formula="of:=[.E13]+[.F13]" office:value-type="float" office:value="560">
            <text:p>560</text:p>
          </table:table-cell>
        </table:table-row>
        <table:table-row table:style-name="ro2">
          <table:table-cell office:value-type="string">
            <text:p>Hercules</text:p>
          </table:table-cell>
          <table:table-cell office:value-type="float" office:value="250">
            <text:p>250</text:p>
          </table:table-cell>
          <table:table-cell office:value-type="float" office:value="600">
            <text:p>600</text:p>
          </table:table-cell>
          <table:table-cell office:value-type="string">
            <text:p>Light Armor</text:p>
          </table:table-cell>
          <table:table-cell table:formula="of:=IF([.$D14] = [.$A$2];[.B14] * (1/[.$B$2]); IF([.$D14]=[.$A$4];[.B14] * (1/[.$B$4]);IF([.$D14]=[.$A$5];[.B14] * (1/[.$B$5]);IF([.$D14] = [.$A$8];[.B14] * (1/[.$B$8]); IF([.$D14]=[.$A$6];[.B14] * (1/[.$B$6]);IF([.$D14]=[.$A$7];[.B14]*(1/[.$B$7]);IF([.$D14]=[.$A$9];[.B14]*(1/[.$B$9]); IF([.$D14]=[.$A$3];[.B14] * (1/[.$B$3]); ????))))))))" office:value-type="float" office:value="250">
            <text:p>250</text:p>
          </table:table-cell>
          <table:table-cell table:formula="of:=IF([.$D14] = [.$A$2];[.C14] * (1/[.$B$2]); IF([.$D14]=[.$A$4];[.C14] * (1/[.$B$4]);IF([.$D14]=[.$A$5];[.C14] * (1/[.$B$5]);IF([.$D14] = [.$A$8];[.C14] * (1/[.$B$8]); IF([.$D14]=[.$A$6];[.C14] * (1/[.$B$6]);IF([.$D14]=[.$A$7];[.C14]*(1/[.$B$7]);IF([.$D14]=[.$A$9];[.C14]*(1/[.$B$9]); IF([.$D14]=[.$A$3];[.C14] * (1/[.$B$3]); ????))))))))" office:value-type="float" office:value="600">
            <text:p>600</text:p>
          </table:table-cell>
          <table:table-cell table:formula="of:=[.E14]+[.F14]" office:value-type="float" office:value="850">
            <text:p>850</text:p>
          </table:table-cell>
        </table:table-row>
        <table:table-row table:style-name="ro2">
          <table:table-cell office:value-type="string">
            <text:p>Hercules Mark 2</text:p>
          </table:table-cell>
          <table:table-cell office:value-type="float" office:value="275">
            <text:p>275</text:p>
          </table:table-cell>
          <table:table-cell office:value-type="float" office:value="610">
            <text:p>610</text:p>
          </table:table-cell>
          <table:table-cell office:value-type="string">
            <text:p>Light Armor</text:p>
          </table:table-cell>
          <table:table-cell table:formula="of:=IF([.$D15] = [.$A$2];[.B15] * (1/[.$B$2]); IF([.$D15]=[.$A$4];[.B15] * (1/[.$B$4]);IF([.$D15]=[.$A$5];[.B15] * (1/[.$B$5]);IF([.$D15] = [.$A$8];[.B15] * (1/[.$B$8]); IF([.$D15]=[.$A$6];[.B15] * (1/[.$B$6]);IF([.$D15]=[.$A$7];[.B15]*(1/[.$B$7]);IF([.$D15]=[.$A$9];[.B15]*(1/[.$B$9]); IF([.$D15]=[.$A$3];[.B15] * (1/[.$B$3]); ????))))))))" office:value-type="float" office:value="275">
            <text:p>275</text:p>
          </table:table-cell>
          <table:table-cell table:formula="of:=IF([.$D15] = [.$A$2];[.C15] * (1/[.$B$2]); IF([.$D15]=[.$A$4];[.C15] * (1/[.$B$4]);IF([.$D15]=[.$A$5];[.C15] * (1/[.$B$5]);IF([.$D15] = [.$A$8];[.C15] * (1/[.$B$8]); IF([.$D15]=[.$A$6];[.C15] * (1/[.$B$6]);IF([.$D15]=[.$A$7];[.C15]*(1/[.$B$7]);IF([.$D15]=[.$A$9];[.C15]*(1/[.$B$9]); IF([.$D15]=[.$A$3];[.C15] * (1/[.$B$3]); ????))))))))" office:value-type="float" office:value="610">
            <text:p>610</text:p>
          </table:table-cell>
          <table:table-cell table:formula="of:=[.E15]+[.F15]" office:value-type="float" office:value="885">
            <text:p>885</text:p>
          </table:table-cell>
        </table:table-row>
        <table:table-row table:style-name="ro2">
          <table:table-cell office:value-type="string">
            <text:p>Ares</text:p>
          </table:table-cell>
          <table:table-cell office:value-type="float" office:value="425">
            <text:p>425</text:p>
          </table:table-cell>
          <table:table-cell office:value-type="float" office:value="650">
            <text:p>650</text:p>
          </table:table-cell>
          <table:table-cell office:value-type="string">
            <text:p>Light Armor</text:p>
          </table:table-cell>
          <table:table-cell table:formula="of:=IF([.$D16] = [.$A$2];[.B16] * (1/[.$B$2]); IF([.$D16]=[.$A$4];[.B16] * (1/[.$B$4]);IF([.$D16]=[.$A$5];[.B16] * (1/[.$B$5]);IF([.$D16] = [.$A$8];[.B16] * (1/[.$B$8]); IF([.$D16]=[.$A$6];[.B16] * (1/[.$B$6]);IF([.$D16]=[.$A$7];[.B16]*(1/[.$B$7]);IF([.$D16]=[.$A$9];[.B16]*(1/[.$B$9]); IF([.$D16]=[.$A$3];[.B16] * (1/[.$B$3]); ????))))))))" office:value-type="float" office:value="425">
            <text:p>425</text:p>
          </table:table-cell>
          <table:table-cell table:formula="of:=IF([.$D16] = [.$A$2];[.C16] * (1/[.$B$2]); IF([.$D16]=[.$A$4];[.C16] * (1/[.$B$4]);IF([.$D16]=[.$A$5];[.C16] * (1/[.$B$5]);IF([.$D16] = [.$A$8];[.C16] * (1/[.$B$8]); IF([.$D16]=[.$A$6];[.C16] * (1/[.$B$6]);IF([.$D16]=[.$A$7];[.C16]*(1/[.$B$7]);IF([.$D16]=[.$A$9];[.C16]*(1/[.$B$9]); IF([.$D16]=[.$A$3];[.C16] * (1/[.$B$3]); ????))))))))" office:value-type="float" office:value="650">
            <text:p>650</text:p>
          </table:table-cell>
          <table:table-cell table:formula="of:=[.E16]+[.F16]" office:value-type="float" office:value="1075">
            <text:p>1075</text:p>
          </table:table-cell>
        </table:table-row>
        <table:table-row table:style-name="ro2">
          <table:table-cell office:value-type="string">
            <text:p>Erinyes</text:p>
          </table:table-cell>
          <table:table-cell office:value-type="float" office:value="325">
            <text:p>325</text:p>
          </table:table-cell>
          <table:table-cell office:value-type="float" office:value="500">
            <text:p>500</text:p>
          </table:table-cell>
          <table:table-cell office:value-type="string">
            <text:p>Light Armor</text:p>
          </table:table-cell>
          <table:table-cell table:formula="of:=IF([.$D17] = [.$A$2];[.B17] * (1/[.$B$2]); IF([.$D17]=[.$A$4];[.B17] * (1/[.$B$4]);IF([.$D17]=[.$A$5];[.B17] * (1/[.$B$5]);IF([.$D17] = [.$A$8];[.B17] * (1/[.$B$8]); IF([.$D17]=[.$A$6];[.B17] * (1/[.$B$6]);IF([.$D17]=[.$A$7];[.B17]*(1/[.$B$7]);IF([.$D17]=[.$A$9];[.B17]*(1/[.$B$9]); IF([.$D17]=[.$A$3];[.B17] * (1/[.$B$3]); ????))))))))" office:value-type="float" office:value="325">
            <text:p>325</text:p>
          </table:table-cell>
          <table:table-cell table:formula="of:=IF([.$D17] = [.$A$2];[.C17] * (1/[.$B$2]); IF([.$D17]=[.$A$4];[.C17] * (1/[.$B$4]);IF([.$D17]=[.$A$5];[.C17] * (1/[.$B$5]);IF([.$D17] = [.$A$8];[.C17] * (1/[.$B$8]); IF([.$D17]=[.$A$6];[.C17] * (1/[.$B$6]);IF([.$D17]=[.$A$7];[.C17]*(1/[.$B$7]);IF([.$D17]=[.$A$9];[.C17]*(1/[.$B$9]); IF([.$D17]=[.$A$3];[.C17] * (1/[.$B$3]); ????))))))))" office:value-type="float" office:value="500">
            <text:p>500</text:p>
          </table:table-cell>
          <table:table-cell table:formula="of:=[.E17]+[.F17]" office:value-type="float" office:value="825">
            <text:p>825</text:p>
          </table:table-cell>
        </table:table-row>
        <table:table-row table:style-name="ro2">
          <table:table-cell office:value-type="string">
            <text:p>Loki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string">
            <text:p>Light Armor</text:p>
          </table:table-cell>
          <table:table-cell table:formula="of:=IF([.$D18] = [.$A$2];[.B18] * (1/[.$B$2]); IF([.$D18]=[.$A$4];[.B18] * (1/[.$B$4]);IF([.$D18]=[.$A$5];[.B18] * (1/[.$B$5]);IF([.$D18] = [.$A$8];[.B18] * (1/[.$B$8]); IF([.$D18]=[.$A$6];[.B18] * (1/[.$B$6]);IF([.$D18]=[.$A$7];[.B18]*(1/[.$B$7]);IF([.$D18]=[.$A$9];[.B18]*(1/[.$B$9]); IF([.$D18]=[.$A$3];[.B18] * (1/[.$B$3]); ????))))))))" office:value-type="float" office:value="250">
            <text:p>250</text:p>
          </table:table-cell>
          <table:table-cell table:formula="of:=IF([.$D18] = [.$A$2];[.C18] * (1/[.$B$2]); IF([.$D18]=[.$A$4];[.C18] * (1/[.$B$4]);IF([.$D18]=[.$A$5];[.C18] * (1/[.$B$5]);IF([.$D18] = [.$A$8];[.C18] * (1/[.$B$8]); IF([.$D18]=[.$A$6];[.C18] * (1/[.$B$6]);IF([.$D18]=[.$A$7];[.C18]*(1/[.$B$7]);IF([.$D18]=[.$A$9];[.C18]*(1/[.$B$9]); IF([.$D18]=[.$A$3];[.C18] * (1/[.$B$3]); ????))))))))" office:value-type="float" office:value="400">
            <text:p>400</text:p>
          </table:table-cell>
          <table:table-cell table:formula="of:=[.E18]+[.F18]" office:value-type="float" office:value="650">
            <text:p>650</text:p>
          </table:table-cell>
        </table:table-row>
        <table:table-row table:style-name="ro2">
          <table:table-cell office:value-type="string">
            <text:p>Pegasus</text:p>
          </table:table-cell>
          <table:table-cell office:value-type="float" office:value="220">
            <text:p>220</text:p>
          </table:table-cell>
          <table:table-cell office:value-type="float" office:value="330">
            <text:p>330</text:p>
          </table:table-cell>
          <table:table-cell office:value-type="string">
            <text:p>Light Armor</text:p>
          </table:table-cell>
          <table:table-cell table:formula="of:=IF([.$D19] = [.$A$2];[.B19] * (1/[.$B$2]); IF([.$D19]=[.$A$4];[.B19] * (1/[.$B$4]);IF([.$D19]=[.$A$5];[.B19] * (1/[.$B$5]);IF([.$D19] = [.$A$8];[.B19] * (1/[.$B$8]); IF([.$D19]=[.$A$6];[.B19] * (1/[.$B$6]);IF([.$D19]=[.$A$7];[.B19]*(1/[.$B$7]);IF([.$D19]=[.$A$9];[.B19]*(1/[.$B$9]); IF([.$D19]=[.$A$3];[.B19] * (1/[.$B$3]); ????))))))))" office:value-type="float" office:value="220">
            <text:p>220</text:p>
          </table:table-cell>
          <table:table-cell table:formula="of:=IF([.$D19] = [.$A$2];[.C19] * (1/[.$B$2]); IF([.$D19]=[.$A$4];[.C19] * (1/[.$B$4]);IF([.$D19]=[.$A$5];[.C19] * (1/[.$B$5]);IF([.$D19] = [.$A$8];[.C19] * (1/[.$B$8]); IF([.$D19]=[.$A$6];[.C19] * (1/[.$B$6]);IF([.$D19]=[.$A$7];[.C19]*(1/[.$B$7]);IF([.$D19]=[.$A$9];[.C19]*(1/[.$B$9]); IF([.$D19]=[.$A$3];[.C19] * (1/[.$B$3]); ????))))))))" office:value-type="float" office:value="330">
            <text:p>330</text:p>
          </table:table-cell>
          <table:table-cell table:formula="of:=[.E19]+[.F19]" office:value-type="float" office:value="550">
            <text:p>550</text:p>
          </table:table-cell>
        </table:table-row>
        <table:table-row table:style-name="ro2">
          <table:table-cell office:value-type="string">
            <text:p>Perseus</text:p>
          </table:table-cell>
          <table:table-cell office:value-type="float" office:value="265">
            <text:p>265</text:p>
          </table:table-cell>
          <table:table-cell office:value-type="float" office:value="350">
            <text:p>350</text:p>
          </table:table-cell>
          <table:table-cell office:value-type="string">
            <text:p>Light Armor</text:p>
          </table:table-cell>
          <table:table-cell table:formula="of:=IF([.$D20] = [.$A$2];[.B20] * (1/[.$B$2]); IF([.$D20]=[.$A$4];[.B20] * (1/[.$B$4]);IF([.$D20]=[.$A$5];[.B20] * (1/[.$B$5]);IF([.$D20] = [.$A$8];[.B20] * (1/[.$B$8]); IF([.$D20]=[.$A$6];[.B20] * (1/[.$B$6]);IF([.$D20]=[.$A$7];[.B20]*(1/[.$B$7]);IF([.$D20]=[.$A$9];[.B20]*(1/[.$B$9]); IF([.$D20]=[.$A$3];[.B20] * (1/[.$B$3]); ????))))))))" office:value-type="float" office:value="265">
            <text:p>265</text:p>
          </table:table-cell>
          <table:table-cell table:formula="of:=IF([.$D20] = [.$A$2];[.C20] * (1/[.$B$2]); IF([.$D20]=[.$A$4];[.C20] * (1/[.$B$4]);IF([.$D20]=[.$A$5];[.C20] * (1/[.$B$5]);IF([.$D20] = [.$A$8];[.C20] * (1/[.$B$8]); IF([.$D20]=[.$A$6];[.C20] * (1/[.$B$6]);IF([.$D20]=[.$A$7];[.C20]*(1/[.$B$7]);IF([.$D20]=[.$A$9];[.C20]*(1/[.$B$9]); IF([.$D20]=[.$A$3];[.C20] * (1/[.$B$3]); ????))))))))" office:value-type="float" office:value="350">
            <text:p>350</text:p>
          </table:table-cell>
          <table:table-cell table:formula="of:=[.E20]+[.F20]" office:value-type="float" office:value="615">
            <text:p>615</text:p>
          </table:table-cell>
        </table:table-row>
        <table:table-row table:style-name="ro2">
          <table:table-cell office:value-type="string">
            <text:p>Myrmidon</text:p>
          </table:table-cell>
          <table:table-cell office:value-type="float" office:value="290">
            <text:p>290</text:p>
          </table:table-cell>
          <table:table-cell office:value-type="float" office:value="390">
            <text:p>390</text:p>
          </table:table-cell>
          <table:table-cell office:value-type="string">
            <text:p>Light Armor</text:p>
          </table:table-cell>
          <table:table-cell table:formula="of:=IF([.$D21] = [.$A$2];[.B21] * (1/[.$B$2]); IF([.$D21]=[.$A$4];[.B21] * (1/[.$B$4]);IF([.$D21]=[.$A$5];[.B21] * (1/[.$B$5]);IF([.$D21] = [.$A$8];[.B21] * (1/[.$B$8]); IF([.$D21]=[.$A$6];[.B21] * (1/[.$B$6]);IF([.$D21]=[.$A$7];[.B21]*(1/[.$B$7]);IF([.$D21]=[.$A$9];[.B21]*(1/[.$B$9]); IF([.$D21]=[.$A$3];[.B21] * (1/[.$B$3]); ????))))))))" office:value-type="float" office:value="290">
            <text:p>290</text:p>
          </table:table-cell>
          <table:table-cell table:formula="of:=IF([.$D21] = [.$A$2];[.C21] * (1/[.$B$2]); IF([.$D21]=[.$A$4];[.C21] * (1/[.$B$4]);IF([.$D21]=[.$A$5];[.C21] * (1/[.$B$5]);IF([.$D21] = [.$A$8];[.C21] * (1/[.$B$8]); IF([.$D21]=[.$A$6];[.C21] * (1/[.$B$6]);IF([.$D21]=[.$A$7];[.C21]*(1/[.$B$7]);IF([.$D21]=[.$A$9];[.C21]*(1/[.$B$9]); IF([.$D21]=[.$A$3];[.C21] * (1/[.$B$3]); ????))))))))" office:value-type="float" office:value="390">
            <text:p>390</text:p>
          </table:table-cell>
          <table:table-cell table:formula="of:=[.E21]+[.F21]" office:value-type="float" office:value="680">
            <text:p>680</text:p>
          </table:table-cell>
        </table:table-row>
        <table:table-row table:style-name="ro2">
          <table:table-cell office:value-type="string">
            <text:p>SF Mara (terrans)</text:p>
          </table:table-cell>
          <table:table-cell office:value-type="float" office:value="475">
            <text:p>475</text:p>
          </table:table-cell>
          <table:table-cell office:value-type="float" office:value="700">
            <text:p>700</text:p>
          </table:table-cell>
          <table:table-cell office:value-type="string">
            <text:p>Shivan Elite Armor</text:p>
          </table:table-cell>
          <table:table-cell table:formula="of:=IF([.$D22] = [.$A$2];[.B22] * (1/[.$B$2]); IF([.$D22]=[.$A$4];[.B22] * (1/[.$B$4]);IF([.$D22]=[.$A$5];[.B22] * (1/[.$B$5]);IF([.$D22] = [.$A$8];[.B22] * (1/[.$B$8]); IF([.$D22]=[.$A$6];[.B22] * (1/[.$B$6]);IF([.$D22]=[.$A$7];[.B22]*(1/[.$B$7]);IF([.$D22]=[.$A$9];[.B22]*(1/[.$B$9]); IF([.$D22]=[.$A$3];[.B22] * (1/[.$B$3]); ????))))))))" office:value-type="float" office:value="1187.5">
            <text:p>1187,5</text:p>
          </table:table-cell>
          <table:table-cell table:formula="of:=IF([.$D22] = [.$A$2];[.C22] * (1/[.$B$2]); IF([.$D22]=[.$A$4];[.C22] * (1/[.$B$4]);IF([.$D22]=[.$A$5];[.C22] * (1/[.$B$5]);IF([.$D22] = [.$A$8];[.C22] * (1/[.$B$8]); IF([.$D22]=[.$A$6];[.C22] * (1/[.$B$6]);IF([.$D22]=[.$A$7];[.C22]*(1/[.$B$7]);IF([.$D22]=[.$A$9];[.C22]*(1/[.$B$9]); IF([.$D22]=[.$A$3];[.C22] * (1/[.$B$3]); ????))))))))" office:value-type="float" office:value="1750">
            <text:p>1750</text:p>
          </table:table-cell>
          <table:table-cell table:formula="of:=[.E22]+[.F22]" office:value-type="float" office:value="2937.5">
            <text:p>2937,5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>
            <text:p>Artemis</text:p>
          </table:table-cell>
          <table:table-cell office:value-type="float" office:value="275">
            <text:p>275</text:p>
          </table:table-cell>
          <table:table-cell office:value-type="float" office:value="700">
            <text:p>700</text:p>
          </table:table-cell>
          <table:table-cell office:value-type="string">
            <text:p>Light Armor</text:p>
          </table:table-cell>
          <table:table-cell table:formula="of:=IF([.$D24] = [.$A$2];[.B24] * (1/[.$B$2]); IF([.$D24]=[.$A$4];[.B24] * (1/[.$B$4]);IF([.$D24]=[.$A$5];[.B24] * (1/[.$B$5]);IF([.$D24] = [.$A$8];[.B24] * (1/[.$B$8]); IF([.$D24]=[.$A$6];[.B24] * (1/[.$B$6]);IF([.$D24]=[.$A$7];[.B24]*(1/[.$B$7]);IF([.$D24]=[.$A$9];[.B24]*(1/[.$B$9]); IF([.$D24]=[.$A$3];[.B24] * (1/[.$B$3]); ????))))))))" office:value-type="float" office:value="275">
            <text:p>275</text:p>
          </table:table-cell>
          <table:table-cell table:formula="of:=IF([.$D24] = [.$A$2];[.C24] * (1/[.$B$2]); IF([.$D24]=[.$A$4];[.C24] * (1/[.$B$4]);IF([.$D24]=[.$A$5];[.C24] * (1/[.$B$5]);IF([.$D24] = [.$A$8];[.C24] * (1/[.$B$8]); IF([.$D24]=[.$A$6];[.C24] * (1/[.$B$6]);IF([.$D24]=[.$A$7];[.C24]*(1/[.$B$7]);IF([.$D24]=[.$A$9];[.C24]*(1/[.$B$9]); IF([.$D24]=[.$A$3];[.C24] * (1/[.$B$3]); ????))))))))" office:value-type="float" office:value="700">
            <text:p>700</text:p>
          </table:table-cell>
          <table:table-cell table:formula="of:=[.E24]+[.F24]" office:value-type="float" office:value="975">
            <text:p>975</text:p>
          </table:table-cell>
        </table:table-row>
        <table:table-row table:style-name="ro2">
          <table:table-cell office:value-type="string">
            <text:p>Artemis D.H.</text:p>
          </table:table-cell>
          <table:table-cell office:value-type="float" office:value="275">
            <text:p>275</text:p>
          </table:table-cell>
          <table:table-cell office:value-type="float" office:value="700">
            <text:p>700</text:p>
          </table:table-cell>
          <table:table-cell office:value-type="string">
            <text:p>Light Armor</text:p>
          </table:table-cell>
          <table:table-cell table:formula="of:=IF([.$D25] = [.$A$2];[.B25] * (1/[.$B$2]); IF([.$D25]=[.$A$4];[.B25] * (1/[.$B$4]);IF([.$D25]=[.$A$5];[.B25] * (1/[.$B$5]);IF([.$D25] = [.$A$8];[.B25] * (1/[.$B$8]); IF([.$D25]=[.$A$6];[.B25] * (1/[.$B$6]);IF([.$D25]=[.$A$7];[.B25]*(1/[.$B$7]);IF([.$D25]=[.$A$9];[.B25]*(1/[.$B$9]); IF([.$D25]=[.$A$3];[.B25] * (1/[.$B$3]); ????))))))))" office:value-type="float" office:value="275">
            <text:p>275</text:p>
          </table:table-cell>
          <table:table-cell table:formula="of:=IF([.$D25] = [.$A$2];[.C25] * (1/[.$B$2]); IF([.$D25]=[.$A$4];[.C25] * (1/[.$B$4]);IF([.$D25]=[.$A$5];[.C25] * (1/[.$B$5]);IF([.$D25] = [.$A$8];[.C25] * (1/[.$B$8]); IF([.$D25]=[.$A$6];[.C25] * (1/[.$B$6]);IF([.$D25]=[.$A$7];[.C25]*(1/[.$B$7]);IF([.$D25]=[.$A$9];[.C25]*(1/[.$B$9]); IF([.$D25]=[.$A$3];[.C25] * (1/[.$B$3]); ????))))))))" office:value-type="float" office:value="700">
            <text:p>700</text:p>
          </table:table-cell>
          <table:table-cell table:formula="of:=[.E25]+[.F25]" office:value-type="float" office:value="975">
            <text:p>975</text:p>
          </table:table-cell>
        </table:table-row>
        <table:table-row table:style-name="ro2">
          <table:table-cell office:value-type="string">
            <text:p>Medusa</text:p>
          </table:table-cell>
          <table:table-cell office:value-type="float" office:value="350">
            <text:p>350</text:p>
          </table:table-cell>
          <table:table-cell office:value-type="float" office:value="700">
            <text:p>700</text:p>
          </table:table-cell>
          <table:table-cell office:value-type="string">
            <text:p>Light Armor</text:p>
          </table:table-cell>
          <table:table-cell table:formula="of:=IF([.$D26] = [.$A$2];[.B26] * (1/[.$B$2]); IF([.$D26]=[.$A$4];[.B26] * (1/[.$B$4]);IF([.$D26]=[.$A$5];[.B26] * (1/[.$B$5]);IF([.$D26] = [.$A$8];[.B26] * (1/[.$B$8]); IF([.$D26]=[.$A$6];[.B26] * (1/[.$B$6]);IF([.$D26]=[.$A$7];[.B26]*(1/[.$B$7]);IF([.$D26]=[.$A$9];[.B26]*(1/[.$B$9]); IF([.$D26]=[.$A$3];[.B26] * (1/[.$B$3]); ????))))))))" office:value-type="float" office:value="350">
            <text:p>350</text:p>
          </table:table-cell>
          <table:table-cell table:formula="of:=IF([.$D26] = [.$A$2];[.C26] * (1/[.$B$2]); IF([.$D26]=[.$A$4];[.C26] * (1/[.$B$4]);IF([.$D26]=[.$A$5];[.C26] * (1/[.$B$5]);IF([.$D26] = [.$A$8];[.C26] * (1/[.$B$8]); IF([.$D26]=[.$A$6];[.C26] * (1/[.$B$6]);IF([.$D26]=[.$A$7];[.C26]*(1/[.$B$7]);IF([.$D26]=[.$A$9];[.C26]*(1/[.$B$9]); IF([.$D26]=[.$A$3];[.C26] * (1/[.$B$3]); ????))))))))" office:value-type="float" office:value="700">
            <text:p>700</text:p>
          </table:table-cell>
          <table:table-cell table:formula="of:=[.E26]+[.F26]" office:value-type="float" office:value="1050">
            <text:p>1050</text:p>
          </table:table-cell>
        </table:table-row>
        <table:table-row table:style-name="ro2">
          <table:table-cell office:value-type="string">
            <text:p>Ursa</text:p>
          </table:table-cell>
          <table:table-cell office:value-type="float" office:value="550">
            <text:p>550</text:p>
          </table:table-cell>
          <table:table-cell office:value-type="float" office:value="850">
            <text:p>850</text:p>
          </table:table-cell>
          <table:table-cell office:value-type="string">
            <text:p>Light Armor</text:p>
          </table:table-cell>
          <table:table-cell table:formula="of:=IF([.$D27] = [.$A$2];[.B27] * (1/[.$B$2]); IF([.$D27]=[.$A$4];[.B27] * (1/[.$B$4]);IF([.$D27]=[.$A$5];[.B27] * (1/[.$B$5]);IF([.$D27] = [.$A$8];[.B27] * (1/[.$B$8]); IF([.$D27]=[.$A$6];[.B27] * (1/[.$B$6]);IF([.$D27]=[.$A$7];[.B27]*(1/[.$B$7]);IF([.$D27]=[.$A$9];[.B27]*(1/[.$B$9]); IF([.$D27]=[.$A$3];[.B27] * (1/[.$B$3]); ????))))))))" office:value-type="float" office:value="550">
            <text:p>550</text:p>
          </table:table-cell>
          <table:table-cell table:formula="of:=IF([.$D27] = [.$A$2];[.C27] * (1/[.$B$2]); IF([.$D27]=[.$A$4];[.C27] * (1/[.$B$4]);IF([.$D27]=[.$A$5];[.C27] * (1/[.$B$5]);IF([.$D27] = [.$A$8];[.C27] * (1/[.$B$8]); IF([.$D27]=[.$A$6];[.C27] * (1/[.$B$6]);IF([.$D27]=[.$A$7];[.C27]*(1/[.$B$7]);IF([.$D27]=[.$A$9];[.C27]*(1/[.$B$9]); IF([.$D27]=[.$A$3];[.C27] * (1/[.$B$3]); ????))))))))" office:value-type="float" office:value="850">
            <text:p>850</text:p>
          </table:table-cell>
          <table:table-cell table:formula="of:=[.E27]+[.F27]" office:value-type="float" office:value="1400">
            <text:p>1400</text:p>
          </table:table-cell>
        </table:table-row>
        <table:table-row table:style-name="ro2">
          <table:table-cell office:value-type="string">
            <text:p>Zeus</text:p>
          </table:table-cell>
          <table:table-cell office:value-type="float" office:value="200">
            <text:p>200</text:p>
          </table:table-cell>
          <table:table-cell office:value-type="float" office:value="450">
            <text:p>450</text:p>
          </table:table-cell>
          <table:table-cell office:value-type="string">
            <text:p>Light Armor</text:p>
          </table:table-cell>
          <table:table-cell table:formula="of:=IF([.$D28] = [.$A$2];[.B28] * (1/[.$B$2]); IF([.$D28]=[.$A$4];[.B28] * (1/[.$B$4]);IF([.$D28]=[.$A$5];[.B28] * (1/[.$B$5]);IF([.$D28] = [.$A$8];[.B28] * (1/[.$B$8]); IF([.$D28]=[.$A$6];[.B28] * (1/[.$B$6]);IF([.$D28]=[.$A$7];[.B28]*(1/[.$B$7]);IF([.$D28]=[.$A$9];[.B28]*(1/[.$B$9]); IF([.$D28]=[.$A$3];[.B28] * (1/[.$B$3]); ????))))))))" office:value-type="float" office:value="200">
            <text:p>200</text:p>
          </table:table-cell>
          <table:table-cell table:formula="of:=IF([.$D28] = [.$A$2];[.C28] * (1/[.$B$2]); IF([.$D28]=[.$A$4];[.C28] * (1/[.$B$4]);IF([.$D28]=[.$A$5];[.C28] * (1/[.$B$5]);IF([.$D28] = [.$A$8];[.C28] * (1/[.$B$8]); IF([.$D28]=[.$A$6];[.C28] * (1/[.$B$6]);IF([.$D28]=[.$A$7];[.C28]*(1/[.$B$7]);IF([.$D28]=[.$A$9];[.C28]*(1/[.$B$9]); IF([.$D28]=[.$A$3];[.C28] * (1/[.$B$3]); ????))))))))" office:value-type="float" office:value="450">
            <text:p>450</text:p>
          </table:table-cell>
          <table:table-cell table:formula="of:=[.E28]+[.F28]" office:value-type="float" office:value="650">
            <text:p>650</text:p>
          </table:table-cell>
        </table:table-row>
        <table:table-row table:style-name="ro2">
          <table:table-cell office:value-type="string">
            <text:p>Boanerges</text:p>
          </table:table-cell>
          <table:table-cell office:value-type="float" office:value="325">
            <text:p>325</text:p>
          </table:table-cell>
          <table:table-cell office:value-type="float" office:value="850">
            <text:p>850</text:p>
          </table:table-cell>
          <table:table-cell office:value-type="string">
            <text:p>Light Armor</text:p>
          </table:table-cell>
          <table:table-cell table:formula="of:=IF([.$D29] = [.$A$2];[.B29] * (1/[.$B$2]); IF([.$D29]=[.$A$4];[.B29] * (1/[.$B$4]);IF([.$D29]=[.$A$5];[.B29] * (1/[.$B$5]);IF([.$D29] = [.$A$8];[.B29] * (1/[.$B$8]); IF([.$D29]=[.$A$6];[.B29] * (1/[.$B$6]);IF([.$D29]=[.$A$7];[.B29]*(1/[.$B$7]);IF([.$D29]=[.$A$9];[.B29]*(1/[.$B$9]); IF([.$D29]=[.$A$3];[.B29] * (1/[.$B$3]); ????))))))))" office:value-type="float" office:value="325">
            <text:p>325</text:p>
          </table:table-cell>
          <table:table-cell table:formula="of:=IF([.$D29] = [.$A$2];[.C29] * (1/[.$B$2]); IF([.$D29]=[.$A$4];[.C29] * (1/[.$B$4]);IF([.$D29]=[.$A$5];[.C29] * (1/[.$B$5]);IF([.$D29] = [.$A$8];[.C29] * (1/[.$B$8]); IF([.$D29]=[.$A$6];[.C29] * (1/[.$B$6]);IF([.$D29]=[.$A$7];[.C29]*(1/[.$B$7]);IF([.$D29]=[.$A$9];[.C29]*(1/[.$B$9]); IF([.$D29]=[.$A$3];[.C29] * (1/[.$B$3]); ????))))))))" office:value-type="float" office:value="850">
            <text:p>850</text:p>
          </table:table-cell>
          <table:table-cell table:formula="of:=[.E29]+[.F29]" office:value-type="float" office:value="1175">
            <text:p>1175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>
            <text:p>Seth</text:p>
          </table:table-cell>
          <table:table-cell office:value-type="float" office:value="280">
            <text:p>280</text:p>
          </table:table-cell>
          <table:table-cell office:value-type="float" office:value="580">
            <text:p>580</text:p>
          </table:table-cell>
          <table:table-cell office:value-type="string">
            <text:p>Light Armor</text:p>
          </table:table-cell>
          <table:table-cell table:formula="of:=IF([.$D31] = [.$A$2];[.B31] * (1/[.$B$2]); IF([.$D31]=[.$A$4];[.B31] * (1/[.$B$4]);IF([.$D31]=[.$A$5];[.B31] * (1/[.$B$5]);IF([.$D31] = [.$A$8];[.B31] * (1/[.$B$8]); IF([.$D31]=[.$A$6];[.B31] * (1/[.$B$6]);IF([.$D31]=[.$A$7];[.B31]*(1/[.$B$7]);IF([.$D31]=[.$A$9];[.B31]*(1/[.$B$9]); IF([.$D31]=[.$A$3];[.B31] * (1/[.$B$3]); ????))))))))" office:value-type="float" office:value="280">
            <text:p>280</text:p>
          </table:table-cell>
          <table:table-cell table:formula="of:=IF([.$D31] = [.$A$2];[.C31] * (1/[.$B$2]); IF([.$D31]=[.$A$4];[.C31] * (1/[.$B$4]);IF([.$D31]=[.$A$5];[.C31] * (1/[.$B$5]);IF([.$D31] = [.$A$8];[.C31] * (1/[.$B$8]); IF([.$D31]=[.$A$6];[.C31] * (1/[.$B$6]);IF([.$D31]=[.$A$7];[.C31]*(1/[.$B$7]);IF([.$D31]=[.$A$9];[.C31]*(1/[.$B$9]); IF([.$D31]=[.$A$3];[.C31] * (1/[.$B$3]); ????))))))))" office:value-type="float" office:value="580">
            <text:p>580</text:p>
          </table:table-cell>
          <table:table-cell table:formula="of:=[.E31]+[.F31]" office:value-type="float" office:value="860">
            <text:p>860</text:p>
          </table:table-cell>
        </table:table-row>
        <table:table-row table:style-name="ro2">
          <table:table-cell office:value-type="string">
            <text:p>Horus</text:p>
          </table:table-cell>
          <table:table-cell office:value-type="float" office:value="170">
            <text:p>170</text:p>
          </table:table-cell>
          <table:table-cell office:value-type="float" office:value="230">
            <text:p>230</text:p>
          </table:table-cell>
          <table:table-cell office:value-type="string">
            <text:p>Light Armor</text:p>
          </table:table-cell>
          <table:table-cell table:formula="of:=IF([.$D32] = [.$A$2];[.B32] * (1/[.$B$2]); IF([.$D32]=[.$A$4];[.B32] * (1/[.$B$4]);IF([.$D32]=[.$A$5];[.B32] * (1/[.$B$5]);IF([.$D32] = [.$A$8];[.B32] * (1/[.$B$8]); IF([.$D32]=[.$A$6];[.B32] * (1/[.$B$6]);IF([.$D32]=[.$A$7];[.B32]*(1/[.$B$7]);IF([.$D32]=[.$A$9];[.B32]*(1/[.$B$9]); IF([.$D32]=[.$A$3];[.B32] * (1/[.$B$3]); ????))))))))" office:value-type="float" office:value="170">
            <text:p>170</text:p>
          </table:table-cell>
          <table:table-cell table:formula="of:=IF([.$D32] = [.$A$2];[.C32] * (1/[.$B$2]); IF([.$D32]=[.$A$4];[.C32] * (1/[.$B$4]);IF([.$D32]=[.$A$5];[.C32] * (1/[.$B$5]);IF([.$D32] = [.$A$8];[.C32] * (1/[.$B$8]); IF([.$D32]=[.$A$6];[.C32] * (1/[.$B$6]);IF([.$D32]=[.$A$7];[.C32]*(1/[.$B$7]);IF([.$D32]=[.$A$9];[.C32]*(1/[.$B$9]); IF([.$D32]=[.$A$3];[.C32] * (1/[.$B$3]); ????))))))))" office:value-type="float" office:value="230">
            <text:p>230</text:p>
          </table:table-cell>
          <table:table-cell table:formula="of:=[.E32]+[.F32]" office:value-type="float" office:value="400">
            <text:p>400</text:p>
          </table:table-cell>
        </table:table-row>
        <table:table-row table:style-name="ro2">
          <table:table-cell office:value-type="string">
            <text:p>Thoth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Light Armor</text:p>
          </table:table-cell>
          <table:table-cell table:formula="of:=IF([.$D33] = [.$A$2];[.B33] * (1/[.$B$2]); IF([.$D33]=[.$A$4];[.B33] * (1/[.$B$4]);IF([.$D33]=[.$A$5];[.B33] * (1/[.$B$5]);IF([.$D33] = [.$A$8];[.B33] * (1/[.$B$8]); IF([.$D33]=[.$A$6];[.B33] * (1/[.$B$6]);IF([.$D33]=[.$A$7];[.B33]*(1/[.$B$7]);IF([.$D33]=[.$A$9];[.B33]*(1/[.$B$9]); IF([.$D33]=[.$A$3];[.B33] * (1/[.$B$3]); ????))))))))" office:value-type="float" office:value="200">
            <text:p>200</text:p>
          </table:table-cell>
          <table:table-cell table:formula="of:=IF([.$D33] = [.$A$2];[.C33] * (1/[.$B$2]); IF([.$D33]=[.$A$4];[.C33] * (1/[.$B$4]);IF([.$D33]=[.$A$5];[.C33] * (1/[.$B$5]);IF([.$D33] = [.$A$8];[.C33] * (1/[.$B$8]); IF([.$D33]=[.$A$6];[.C33] * (1/[.$B$6]);IF([.$D33]=[.$A$7];[.C33]*(1/[.$B$7]);IF([.$D33]=[.$A$9];[.C33]*(1/[.$B$9]); IF([.$D33]=[.$A$3];[.C33] * (1/[.$B$3]); ????))))))))" office:value-type="float" office:value="200">
            <text:p>200</text:p>
          </table:table-cell>
          <table:table-cell table:formula="of:=[.E33]+[.F33]" office:value-type="float" office:value="400">
            <text:p>400</text:p>
          </table:table-cell>
        </table:table-row>
        <table:table-row table:style-name="ro2">
          <table:table-cell office:value-type="string">
            <text:p>Serapis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string">
            <text:p>Light Armor</text:p>
          </table:table-cell>
          <table:table-cell table:formula="of:=IF([.$D34] = [.$A$2];[.B34] * (1/[.$B$2]); IF([.$D34]=[.$A$4];[.B34] * (1/[.$B$4]);IF([.$D34]=[.$A$5];[.B34] * (1/[.$B$5]);IF([.$D34] = [.$A$8];[.B34] * (1/[.$B$8]); IF([.$D34]=[.$A$6];[.B34] * (1/[.$B$6]);IF([.$D34]=[.$A$7];[.B34]*(1/[.$B$7]);IF([.$D34]=[.$A$9];[.B34]*(1/[.$B$9]); IF([.$D34]=[.$A$3];[.B34] * (1/[.$B$3]); ????))))))))" office:value-type="float" office:value="220">
            <text:p>220</text:p>
          </table:table-cell>
          <table:table-cell table:formula="of:=IF([.$D34] = [.$A$2];[.C34] * (1/[.$B$2]); IF([.$D34]=[.$A$4];[.C34] * (1/[.$B$4]);IF([.$D34]=[.$A$5];[.C34] * (1/[.$B$5]);IF([.$D34] = [.$A$8];[.C34] * (1/[.$B$8]); IF([.$D34]=[.$A$6];[.C34] * (1/[.$B$6]);IF([.$D34]=[.$A$7];[.C34]*(1/[.$B$7]);IF([.$D34]=[.$A$9];[.C34]*(1/[.$B$9]); IF([.$D34]=[.$A$3];[.C34] * (1/[.$B$3]); ????))))))))" office:value-type="float" office:value="200">
            <text:p>200</text:p>
          </table:table-cell>
          <table:table-cell table:formula="of:=[.E34]+[.F34]" office:value-type="float" office:value="420">
            <text:p>420</text:p>
          </table:table-cell>
        </table:table-row>
        <table:table-row table:style-name="ro2">
          <table:table-cell office:value-type="string">
            <text:p>Tauret</text:p>
          </table:table-cell>
          <table:table-cell office:value-type="float" office:value="300">
            <text:p>300</text:p>
          </table:table-cell>
          <table:table-cell office:value-type="float" office:value="530">
            <text:p>530</text:p>
          </table:table-cell>
          <table:table-cell office:value-type="string">
            <text:p>Light Armor</text:p>
          </table:table-cell>
          <table:table-cell table:formula="of:=IF([.$D35] = [.$A$2];[.B35] * (1/[.$B$2]); IF([.$D35]=[.$A$4];[.B35] * (1/[.$B$4]);IF([.$D35]=[.$A$5];[.B35] * (1/[.$B$5]);IF([.$D35] = [.$A$8];[.B35] * (1/[.$B$8]); IF([.$D35]=[.$A$6];[.B35] * (1/[.$B$6]);IF([.$D35]=[.$A$7];[.B35]*(1/[.$B$7]);IF([.$D35]=[.$A$9];[.B35]*(1/[.$B$9]); IF([.$D35]=[.$A$3];[.B35] * (1/[.$B$3]); ????))))))))" office:value-type="float" office:value="300">
            <text:p>300</text:p>
          </table:table-cell>
          <table:table-cell table:formula="of:=IF([.$D35] = [.$A$2];[.C35] * (1/[.$B$2]); IF([.$D35]=[.$A$4];[.C35] * (1/[.$B$4]);IF([.$D35]=[.$A$5];[.C35] * (1/[.$B$5]);IF([.$D35] = [.$A$8];[.C35] * (1/[.$B$8]); IF([.$D35]=[.$A$6];[.C35] * (1/[.$B$6]);IF([.$D35]=[.$A$7];[.C35]*(1/[.$B$7]);IF([.$D35]=[.$A$9];[.C35]*(1/[.$B$9]); IF([.$D35]=[.$A$3];[.C35] * (1/[.$B$3]); ????))))))))" office:value-type="float" office:value="530">
            <text:p>530</text:p>
          </table:table-cell>
          <table:table-cell table:formula="of:=[.E35]+[.F35]" office:value-type="float" office:value="830">
            <text:p>830</text:p>
          </table:table-cell>
        </table:table-row>
        <table:table-row table:style-name="ro2">
          <table:table-cell table:style-name="Default" office:value-type="string">
            <text:p>Serapis Elite</text:p>
          </table:table-cell>
          <table:table-cell office:value-type="float" office:value="330">
            <text:p>330</text:p>
          </table:table-cell>
          <table:table-cell office:value-type="float" office:value="300">
            <text:p>300</text:p>
          </table:table-cell>
          <table:table-cell office:value-type="string">
            <text:p>Light Armor</text:p>
          </table:table-cell>
          <table:table-cell table:formula="of:=IF([.$D36] = [.$A$2];[.B36] * (1/[.$B$2]); IF([.$D36]=[.$A$4];[.B36] * (1/[.$B$4]);IF([.$D36]=[.$A$5];[.B36] * (1/[.$B$5]);IF([.$D36] = [.$A$8];[.B36] * (1/[.$B$8]); IF([.$D36]=[.$A$6];[.B36] * (1/[.$B$6]);IF([.$D36]=[.$A$7];[.B36]*(1/[.$B$7]);IF([.$D36]=[.$A$9];[.B36]*(1/[.$B$9]); IF([.$D36]=[.$A$3];[.B36] * (1/[.$B$3]); ????))))))))" office:value-type="float" office:value="330">
            <text:p>330</text:p>
          </table:table-cell>
          <table:table-cell table:formula="of:=IF([.$D36] = [.$A$2];[.C36] * (1/[.$B$2]); IF([.$D36]=[.$A$4];[.C36] * (1/[.$B$4]);IF([.$D36]=[.$A$5];[.C36] * (1/[.$B$5]);IF([.$D36] = [.$A$8];[.C36] * (1/[.$B$8]); IF([.$D36]=[.$A$6];[.C36] * (1/[.$B$6]);IF([.$D36]=[.$A$7];[.C36]*(1/[.$B$7]);IF([.$D36]=[.$A$9];[.C36]*(1/[.$B$9]); IF([.$D36]=[.$A$3];[.C36] * (1/[.$B$3]); ????))))))))" office:value-type="float" office:value="300">
            <text:p>300</text:p>
          </table:table-cell>
          <table:table-cell table:formula="of:=[.E36]+[.F36]" office:value-type="float" office:value="630">
            <text:p>630</text:p>
          </table:table-cell>
        </table:table-row>
        <table:table-row table:style-name="ro2">
          <table:table-cell table:style-name="Default" office:value-type="string">
            <text:p>Nhu</text:p>
          </table:table-cell>
          <table:table-cell office:value-type="float" office:value="300">
            <text:p>300</text:p>
          </table:table-cell>
          <table:table-cell office:value-type="float" office:value="620">
            <text:p>620</text:p>
          </table:table-cell>
          <table:table-cell office:value-type="string">
            <text:p>Light Armor</text:p>
          </table:table-cell>
          <table:table-cell table:formula="of:=IF([.$D37] = [.$A$2];[.B37] * (1/[.$B$2]); IF([.$D37]=[.$A$4];[.B37] * (1/[.$B$4]);IF([.$D37]=[.$A$5];[.B37] * (1/[.$B$5]);IF([.$D37] = [.$A$8];[.B37] * (1/[.$B$8]); IF([.$D37]=[.$A$6];[.B37] * (1/[.$B$6]);IF([.$D37]=[.$A$7];[.B37]*(1/[.$B$7]);IF([.$D37]=[.$A$9];[.B37]*(1/[.$B$9]); IF([.$D37]=[.$A$3];[.B37] * (1/[.$B$3]); ????))))))))" office:value-type="float" office:value="300">
            <text:p>300</text:p>
          </table:table-cell>
          <table:table-cell table:formula="of:=IF([.$D37] = [.$A$2];[.C37] * (1/[.$B$2]); IF([.$D37]=[.$A$4];[.C37] * (1/[.$B$4]);IF([.$D37]=[.$A$5];[.C37] * (1/[.$B$5]);IF([.$D37] = [.$A$8];[.C37] * (1/[.$B$8]); IF([.$D37]=[.$A$6];[.C37] * (1/[.$B$6]);IF([.$D37]=[.$A$7];[.C37]*(1/[.$B$7]);IF([.$D37]=[.$A$9];[.C37]*(1/[.$B$9]); IF([.$D37]=[.$A$3];[.C37] * (1/[.$B$3]); ????))))))))" office:value-type="float" office:value="620">
            <text:p>620</text:p>
          </table:table-cell>
          <table:table-cell table:formula="of:=[.E37]+[.F37]" office:value-type="float" office:value="920">
            <text:p>920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>
            <text:p>Sekhmet</text:p>
          </table:table-cell>
          <table:table-cell office:value-type="float" office:value="500">
            <text:p>500</text:p>
          </table:table-cell>
          <table:table-cell office:value-type="float" office:value="850">
            <text:p>850</text:p>
          </table:table-cell>
          <table:table-cell office:value-type="string">
            <text:p>Light Armor</text:p>
          </table:table-cell>
          <table:table-cell table:formula="of:=IF([.$D39] = [.$A$2];[.B39] * (1/[.$B$2]); IF([.$D39]=[.$A$4];[.B39] * (1/[.$B$4]);IF([.$D39]=[.$A$5];[.B39] * (1/[.$B$5]);IF([.$D39] = [.$A$8];[.B39] * (1/[.$B$8]); IF([.$D39]=[.$A$6];[.B39] * (1/[.$B$6]);IF([.$D39]=[.$A$7];[.B39]*(1/[.$B$7]);IF([.$D39]=[.$A$9];[.B39]*(1/[.$B$9]); IF([.$D39]=[.$A$3];[.B39] * (1/[.$B$3]); ????))))))))" office:value-type="float" office:value="500">
            <text:p>500</text:p>
          </table:table-cell>
          <table:table-cell table:formula="of:=IF([.$D39] = [.$A$2];[.C39] * (1/[.$B$2]); IF([.$D39]=[.$A$4];[.C39] * (1/[.$B$4]);IF([.$D39]=[.$A$5];[.C39] * (1/[.$B$5]);IF([.$D39] = [.$A$8];[.C39] * (1/[.$B$8]); IF([.$D39]=[.$A$6];[.C39] * (1/[.$B$6]);IF([.$D39]=[.$A$7];[.C39]*(1/[.$B$7]);IF([.$D39]=[.$A$9];[.C39]*(1/[.$B$9]); IF([.$D39]=[.$A$3];[.C39] * (1/[.$B$3]); ????))))))))" office:value-type="float" office:value="850">
            <text:p>850</text:p>
          </table:table-cell>
          <table:table-cell table:formula="of:=[.E39]+[.F39]" office:value-type="float" office:value="1350">
            <text:p>1350</text:p>
          </table:table-cell>
        </table:table-row>
        <table:table-row table:style-name="ro2">
          <table:table-cell office:value-type="string">
            <text:p>Osiris</text:p>
          </table:table-cell>
          <table:table-cell table:number-columns-repeated="2" office:value-type="float" office:value="600">
            <text:p>600</text:p>
          </table:table-cell>
          <table:table-cell office:value-type="string">
            <text:p>Light Armor</text:p>
          </table:table-cell>
          <table:table-cell table:formula="of:=IF([.$D40] = [.$A$2];[.B40] * (1/[.$B$2]); IF([.$D40]=[.$A$4];[.B40] * (1/[.$B$4]);IF([.$D40]=[.$A$5];[.B40] * (1/[.$B$5]);IF([.$D40] = [.$A$8];[.B40] * (1/[.$B$8]); IF([.$D40]=[.$A$6];[.B40] * (1/[.$B$6]);IF([.$D40]=[.$A$7];[.B40]*(1/[.$B$7]);IF([.$D40]=[.$A$9];[.B40]*(1/[.$B$9]); IF([.$D40]=[.$A$3];[.B40] * (1/[.$B$3]); ????))))))))" office:value-type="float" office:value="600">
            <text:p>600</text:p>
          </table:table-cell>
          <table:table-cell table:formula="of:=IF([.$D40] = [.$A$2];[.C40] * (1/[.$B$2]); IF([.$D40]=[.$A$4];[.C40] * (1/[.$B$4]);IF([.$D40]=[.$A$5];[.C40] * (1/[.$B$5]);IF([.$D40] = [.$A$8];[.C40] * (1/[.$B$8]); IF([.$D40]=[.$A$6];[.C40] * (1/[.$B$6]);IF([.$D40]=[.$A$7];[.C40]*(1/[.$B$7]);IF([.$D40]=[.$A$9];[.C40]*(1/[.$B$9]); IF([.$D40]=[.$A$3];[.C40] * (1/[.$B$3]); ????))))))))" office:value-type="float" office:value="600">
            <text:p>600</text:p>
          </table:table-cell>
          <table:table-cell table:formula="of:=[.E40]+[.F40]" office:value-type="float" office:value="1200">
            <text:p>1200</text:p>
          </table:table-cell>
        </table:table-row>
        <table:table-row table:style-name="ro2">
          <table:table-cell office:value-type="string">
            <text:p>Bakha</text:p>
          </table:table-cell>
          <table:table-cell office:value-type="float" office:value="440">
            <text:p>440</text:p>
          </table:table-cell>
          <table:table-cell office:value-type="float" office:value="620">
            <text:p>620</text:p>
          </table:table-cell>
          <table:table-cell office:value-type="string">
            <text:p>Light Armor</text:p>
          </table:table-cell>
          <table:table-cell table:formula="of:=IF([.$D41] = [.$A$2];[.B41] * (1/[.$B$2]); IF([.$D41]=[.$A$4];[.B41] * (1/[.$B$4]);IF([.$D41]=[.$A$5];[.B41] * (1/[.$B$5]);IF([.$D41] = [.$A$8];[.B41] * (1/[.$B$8]); IF([.$D41]=[.$A$6];[.B41] * (1/[.$B$6]);IF([.$D41]=[.$A$7];[.B41]*(1/[.$B$7]);IF([.$D41]=[.$A$9];[.B41]*(1/[.$B$9]); IF([.$D41]=[.$A$3];[.B41] * (1/[.$B$3]); ????))))))))" office:value-type="float" office:value="440">
            <text:p>440</text:p>
          </table:table-cell>
          <table:table-cell table:formula="of:=IF([.$D41] = [.$A$2];[.C41] * (1/[.$B$2]); IF([.$D41]=[.$A$4];[.C41] * (1/[.$B$4]);IF([.$D41]=[.$A$5];[.C41] * (1/[.$B$5]);IF([.$D41] = [.$A$8];[.C41] * (1/[.$B$8]); IF([.$D41]=[.$A$6];[.C41] * (1/[.$B$6]);IF([.$D41]=[.$A$7];[.C41]*(1/[.$B$7]);IF([.$D41]=[.$A$9];[.C41]*(1/[.$B$9]); IF([.$D41]=[.$A$3];[.C41] * (1/[.$B$3]); ????))))))))" office:value-type="float" office:value="620">
            <text:p>620</text:p>
          </table:table-cell>
          <table:table-cell table:formula="of:=[.E41]+[.F41]" office:value-type="float" office:value="1060">
            <text:p>1060</text:p>
          </table:table-cell>
        </table:table-row>
        <table:table-row table:style-name="ro2">
          <table:table-cell table:style-name="Default" office:value-type="string">
            <text:p>Hathor</text:p>
          </table:table-cell>
          <table:table-cell office:value-type="float" office:value="520">
            <text:p>520</text:p>
          </table:table-cell>
          <table:table-cell office:value-type="float" office:value="850">
            <text:p>850</text:p>
          </table:table-cell>
          <table:table-cell office:value-type="string">
            <text:p>Light Armor</text:p>
          </table:table-cell>
          <table:table-cell table:formula="of:=IF([.$D42] = [.$A$2];[.B42] * (1/[.$B$2]); IF([.$D42]=[.$A$4];[.B42] * (1/[.$B$4]);IF([.$D42]=[.$A$5];[.B42] * (1/[.$B$5]);IF([.$D42] = [.$A$8];[.B42] * (1/[.$B$8]); IF([.$D42]=[.$A$6];[.B42] * (1/[.$B$6]);IF([.$D42]=[.$A$7];[.B42]*(1/[.$B$7]);IF([.$D42]=[.$A$9];[.B42]*(1/[.$B$9]); IF([.$D42]=[.$A$3];[.B42] * (1/[.$B$3]); ????))))))))" office:value-type="float" office:value="520">
            <text:p>520</text:p>
          </table:table-cell>
          <table:table-cell table:formula="of:=IF([.$D42] = [.$A$2];[.C42] * (1/[.$B$2]); IF([.$D42]=[.$A$4];[.C42] * (1/[.$B$4]);IF([.$D42]=[.$A$5];[.C42] * (1/[.$B$5]);IF([.$D42] = [.$A$8];[.C42] * (1/[.$B$8]); IF([.$D42]=[.$A$6];[.C42] * (1/[.$B$6]);IF([.$D42]=[.$A$7];[.C42]*(1/[.$B$7]);IF([.$D42]=[.$A$9];[.C42]*(1/[.$B$9]); IF([.$D42]=[.$A$3];[.C42] * (1/[.$B$3]); ????))))))))" office:value-type="float" office:value="850">
            <text:p>850</text:p>
          </table:table-cell>
          <table:table-cell table:formula="of:=[.E42]+[.F42]" office:value-type="float" office:value="1370">
            <text:p>1370</text:p>
          </table:table-cell>
        </table:table-row>
        <table:table-row table:style-name="ro2">
          <table:table-cell office:value-type="string">
            <text:p>Ptah</text:p>
          </table:table-cell>
          <table:table-cell office:value-type="float" office:value="220">
            <text:p>220</text:p>
          </table:table-cell>
          <table:table-cell office:value-type="float" office:value="330">
            <text:p>330</text:p>
          </table:table-cell>
          <table:table-cell office:value-type="string">
            <text:p>Light Armor</text:p>
          </table:table-cell>
          <table:table-cell table:formula="of:=IF([.$D43] = [.$A$2];[.B43] * (1/[.$B$2]); IF([.$D43]=[.$A$4];[.B43] * (1/[.$B$4]);IF([.$D43]=[.$A$5];[.B43] * (1/[.$B$5]);IF([.$D43] = [.$A$8];[.B43] * (1/[.$B$8]); IF([.$D43]=[.$A$6];[.B43] * (1/[.$B$6]);IF([.$D43]=[.$A$7];[.B43]*(1/[.$B$7]);IF([.$D43]=[.$A$9];[.B43]*(1/[.$B$9]); IF([.$D43]=[.$A$3];[.B43] * (1/[.$B$3]); ????))))))))" office:value-type="float" office:value="220">
            <text:p>220</text:p>
          </table:table-cell>
          <table:table-cell table:formula="of:=IF([.$D43] = [.$A$2];[.C43] * (1/[.$B$2]); IF([.$D43]=[.$A$4];[.C43] * (1/[.$B$4]);IF([.$D43]=[.$A$5];[.C43] * (1/[.$B$5]);IF([.$D43] = [.$A$8];[.C43] * (1/[.$B$8]); IF([.$D43]=[.$A$6];[.C43] * (1/[.$B$6]);IF([.$D43]=[.$A$7];[.C43]*(1/[.$B$7]);IF([.$D43]=[.$A$9];[.C43]*(1/[.$B$9]); IF([.$D43]=[.$A$3];[.C43] * (1/[.$B$3]); ????))))))))" office:value-type="float" office:value="330">
            <text:p>330</text:p>
          </table:table-cell>
          <table:table-cell table:formula="of:=[.E43]+[.F43]" office:value-type="float" office:value="550">
            <text:p>550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>
            <text:p>Dragon</text:p>
          </table:table-cell>
          <table:table-cell office:value-type="float" office:value="100">
            <text:p>100</text:p>
          </table:table-cell>
          <table:table-cell office:value-type="float" office:value="700">
            <text:p>700</text:p>
          </table:table-cell>
          <table:table-cell office:value-type="string">
            <text:p>Shivan Fighter Armor</text:p>
          </table:table-cell>
          <table:table-cell table:formula="of:=IF([.$D45] = [.$A$2];[.B45] * (1/[.$B$2]); IF([.$D45]=[.$A$4];[.B45] * (1/[.$B$4]);IF([.$D45]=[.$A$5];[.B45] * (1/[.$B$5]);IF([.$D45] = [.$A$8];[.B45] * (1/[.$B$8]); IF([.$D45]=[.$A$6];[.B45] * (1/[.$B$6]);IF([.$D45]=[.$A$7];[.B45]*(1/[.$B$7]);IF([.$D45]=[.$A$9];[.B45]*(1/[.$B$9]); IF([.$D45]=[.$A$3];[.B45] * (1/[.$B$3]); ????))))))))" office:value-type="float" office:value="117.647058823529">
            <text:p>117,65</text:p>
          </table:table-cell>
          <table:table-cell table:formula="of:=IF([.$D45] = [.$A$2];[.C45] * (1/[.$B$2]); IF([.$D45]=[.$A$4];[.C45] * (1/[.$B$4]);IF([.$D45]=[.$A$5];[.C45] * (1/[.$B$5]);IF([.$D45] = [.$A$8];[.C45] * (1/[.$B$8]); IF([.$D45]=[.$A$6];[.C45] * (1/[.$B$6]);IF([.$D45]=[.$A$7];[.C45]*(1/[.$B$7]);IF([.$D45]=[.$A$9];[.C45]*(1/[.$B$9]); IF([.$D45]=[.$A$3];[.C45] * (1/[.$B$3]); ????))))))))" office:value-type="float" office:value="823.529411764706">
            <text:p>823,53</text:p>
          </table:table-cell>
          <table:table-cell table:formula="of:=[.E45]+[.F45]" office:value-type="float" office:value="941.176470588235">
            <text:p>941,18</text:p>
          </table:table-cell>
        </table:table-row>
        <table:table-row table:style-name="ro2">
          <table:table-cell office:value-type="string">
            <text:p>Basilisk</text:p>
          </table:table-cell>
          <table:table-cell office:value-type="float" office:value="100">
            <text:p>100</text:p>
          </table:table-cell>
          <table:table-cell office:value-type="float" office:value="950">
            <text:p>950</text:p>
          </table:table-cell>
          <table:table-cell office:value-type="string">
            <text:p>Shivan Fighter Armor</text:p>
          </table:table-cell>
          <table:table-cell table:formula="of:=IF([.$D46] = [.$A$2];[.B46] * (1/[.$B$2]); IF([.$D46]=[.$A$4];[.B46] * (1/[.$B$4]);IF([.$D46]=[.$A$5];[.B46] * (1/[.$B$5]);IF([.$D46] = [.$A$8];[.B46] * (1/[.$B$8]); IF([.$D46]=[.$A$6];[.B46] * (1/[.$B$6]);IF([.$D46]=[.$A$7];[.B46]*(1/[.$B$7]);IF([.$D46]=[.$A$9];[.B46]*(1/[.$B$9]); IF([.$D46]=[.$A$3];[.B46] * (1/[.$B$3]); ????))))))))" office:value-type="float" office:value="117.647058823529">
            <text:p>117,65</text:p>
          </table:table-cell>
          <table:table-cell table:formula="of:=IF([.$D46] = [.$A$2];[.C46] * (1/[.$B$2]); IF([.$D46]=[.$A$4];[.C46] * (1/[.$B$4]);IF([.$D46]=[.$A$5];[.C46] * (1/[.$B$5]);IF([.$D46] = [.$A$8];[.C46] * (1/[.$B$8]); IF([.$D46]=[.$A$6];[.C46] * (1/[.$B$6]);IF([.$D46]=[.$A$7];[.C46]*(1/[.$B$7]);IF([.$D46]=[.$A$9];[.C46]*(1/[.$B$9]); IF([.$D46]=[.$A$3];[.C46] * (1/[.$B$3]); ????))))))))" office:value-type="float" office:value="1117.64705882353">
            <text:p>1117,65</text:p>
          </table:table-cell>
          <table:table-cell table:formula="of:=[.E46]+[.F46]" office:value-type="float" office:value="1235.29411764706">
            <text:p>1235,29</text:p>
          </table:table-cell>
        </table:table-row>
        <table:table-row table:style-name="ro2">
          <table:table-cell office:value-type="string">
            <text:p>Manticore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Shivan Fighter Armor</text:p>
          </table:table-cell>
          <table:table-cell table:formula="of:=IF([.$D47] = [.$A$2];[.B47] * (1/[.$B$2]); IF([.$D47]=[.$A$4];[.B47] * (1/[.$B$4]);IF([.$D47]=[.$A$5];[.B47] * (1/[.$B$5]);IF([.$D47] = [.$A$8];[.B47] * (1/[.$B$8]); IF([.$D47]=[.$A$6];[.B47] * (1/[.$B$6]);IF([.$D47]=[.$A$7];[.B47]*(1/[.$B$7]);IF([.$D47]=[.$A$9];[.B47]*(1/[.$B$9]); IF([.$D47]=[.$A$3];[.B47] * (1/[.$B$3]); ????))))))))" office:value-type="float" office:value="117.647058823529">
            <text:p>117,65</text:p>
          </table:table-cell>
          <table:table-cell table:formula="of:=IF([.$D47] = [.$A$2];[.C47] * (1/[.$B$2]); IF([.$D47]=[.$A$4];[.C47] * (1/[.$B$4]);IF([.$D47]=[.$A$5];[.C47] * (1/[.$B$5]);IF([.$D47] = [.$A$8];[.C47] * (1/[.$B$8]); IF([.$D47]=[.$A$6];[.C47] * (1/[.$B$6]);IF([.$D47]=[.$A$7];[.C47]*(1/[.$B$7]);IF([.$D47]=[.$A$9];[.C47]*(1/[.$B$9]); IF([.$D47]=[.$A$3];[.C47] * (1/[.$B$3]); ????))))))))" office:value-type="float" office:value="588.235294117647">
            <text:p>588,24</text:p>
          </table:table-cell>
          <table:table-cell table:formula="of:=[.E47]+[.F47]" office:value-type="float" office:value="705.882352941176">
            <text:p>705,88</text:p>
          </table:table-cell>
        </table:table-row>
        <table:table-row table:style-name="ro2">
          <table:table-cell office:value-type="string">
            <text:p>Aeshma</text:p>
          </table:table-cell>
          <table:table-cell office:value-type="float" office:value="100">
            <text:p>100</text:p>
          </table:table-cell>
          <table:table-cell office:value-type="float" office:value="850">
            <text:p>850</text:p>
          </table:table-cell>
          <table:table-cell office:value-type="string">
            <text:p>Shivan Fighter Armor</text:p>
          </table:table-cell>
          <table:table-cell table:formula="of:=IF([.$D48] = [.$A$2];[.B48] * (1/[.$B$2]); IF([.$D48]=[.$A$4];[.B48] * (1/[.$B$4]);IF([.$D48]=[.$A$5];[.B48] * (1/[.$B$5]);IF([.$D48] = [.$A$8];[.B48] * (1/[.$B$8]); IF([.$D48]=[.$A$6];[.B48] * (1/[.$B$6]);IF([.$D48]=[.$A$7];[.B48]*(1/[.$B$7]);IF([.$D48]=[.$A$9];[.B48]*(1/[.$B$9]); IF([.$D48]=[.$A$3];[.B48] * (1/[.$B$3]); ????))))))))" office:value-type="float" office:value="117.647058823529">
            <text:p>117,65</text:p>
          </table:table-cell>
          <table:table-cell table:formula="of:=IF([.$D48] = [.$A$2];[.C48] * (1/[.$B$2]); IF([.$D48]=[.$A$4];[.C48] * (1/[.$B$4]);IF([.$D48]=[.$A$5];[.C48] * (1/[.$B$5]);IF([.$D48] = [.$A$8];[.C48] * (1/[.$B$8]); IF([.$D48]=[.$A$6];[.C48] * (1/[.$B$6]);IF([.$D48]=[.$A$7];[.C48]*(1/[.$B$7]);IF([.$D48]=[.$A$9];[.C48]*(1/[.$B$9]); IF([.$D48]=[.$A$3];[.C48] * (1/[.$B$3]); ????))))))))" office:value-type="float" office:value="1000">
            <text:p>1000</text:p>
          </table:table-cell>
          <table:table-cell table:formula="of:=[.E48]+[.F48]" office:value-type="float" office:value="1117.64705882353">
            <text:p>1117,65</text:p>
          </table:table-cell>
        </table:table-row>
        <table:table-row table:style-name="ro2">
          <table:table-cell office:value-type="string">
            <text:p>Mara</text:p>
          </table:table-cell>
          <table:table-cell office:value-type="float" office:value="200">
            <text:p>200</text:p>
          </table:table-cell>
          <table:table-cell office:value-type="float" office:value="620">
            <text:p>620</text:p>
          </table:table-cell>
          <table:table-cell office:value-type="string">
            <text:p>Shivan Fighter Armor</text:p>
          </table:table-cell>
          <table:table-cell table:formula="of:=IF([.$D49] = [.$A$2];[.B49] * (1/[.$B$2]); IF([.$D49]=[.$A$4];[.B49] * (1/[.$B$4]);IF([.$D49]=[.$A$5];[.B49] * (1/[.$B$5]);IF([.$D49] = [.$A$8];[.B49] * (1/[.$B$8]); IF([.$D49]=[.$A$6];[.B49] * (1/[.$B$6]);IF([.$D49]=[.$A$7];[.B49]*(1/[.$B$7]);IF([.$D49]=[.$A$9];[.B49]*(1/[.$B$9]); IF([.$D49]=[.$A$3];[.B49] * (1/[.$B$3]); ????))))))))" office:value-type="float" office:value="235.294117647059">
            <text:p>235,29</text:p>
          </table:table-cell>
          <table:table-cell table:formula="of:=IF([.$D49] = [.$A$2];[.C49] * (1/[.$B$2]); IF([.$D49]=[.$A$4];[.C49] * (1/[.$B$4]);IF([.$D49]=[.$A$5];[.C49] * (1/[.$B$5]);IF([.$D49] = [.$A$8];[.C49] * (1/[.$B$8]); IF([.$D49]=[.$A$6];[.C49] * (1/[.$B$6]);IF([.$D49]=[.$A$7];[.C49]*(1/[.$B$7]);IF([.$D49]=[.$A$9];[.C49]*(1/[.$B$9]); IF([.$D49]=[.$A$3];[.C49] * (1/[.$B$3]); ????))))))))" office:value-type="float" office:value="729.411764705882">
            <text:p>729,41</text:p>
          </table:table-cell>
          <table:table-cell table:formula="of:=[.E49]+[.F49]" office:value-type="float" office:value="964.705882352941">
            <text:p>964,71</text:p>
          </table:table-cell>
        </table:table-row>
        <table:table-row table:style-name="ro2">
          <table:table-cell office:value-type="string">
            <text:p>Astaroth</text:p>
          </table:table-cell>
          <table:table-cell office:value-type="float" office:value="100">
            <text:p>100</text:p>
          </table:table-cell>
          <table:table-cell office:value-type="float" office:value="450">
            <text:p>450</text:p>
          </table:table-cell>
          <table:table-cell office:value-type="string">
            <text:p>Shivan Fighter Armor</text:p>
          </table:table-cell>
          <table:table-cell table:formula="of:=IF([.$D50] = [.$A$2];[.B50] * (1/[.$B$2]); IF([.$D50]=[.$A$4];[.B50] * (1/[.$B$4]);IF([.$D50]=[.$A$5];[.B50] * (1/[.$B$5]);IF([.$D50] = [.$A$8];[.B50] * (1/[.$B$8]); IF([.$D50]=[.$A$6];[.B50] * (1/[.$B$6]);IF([.$D50]=[.$A$7];[.B50]*(1/[.$B$7]);IF([.$D50]=[.$A$9];[.B50]*(1/[.$B$9]); IF([.$D50]=[.$A$3];[.B50] * (1/[.$B$3]); ????))))))))" office:value-type="float" office:value="117.647058823529">
            <text:p>117,65</text:p>
          </table:table-cell>
          <table:table-cell table:formula="of:=IF([.$D50] = [.$A$2];[.C50] * (1/[.$B$2]); IF([.$D50]=[.$A$4];[.C50] * (1/[.$B$4]);IF([.$D50]=[.$A$5];[.C50] * (1/[.$B$5]);IF([.$D50] = [.$A$8];[.C50] * (1/[.$B$8]); IF([.$D50]=[.$A$6];[.C50] * (1/[.$B$6]);IF([.$D50]=[.$A$7];[.C50]*(1/[.$B$7]);IF([.$D50]=[.$A$9];[.C50]*(1/[.$B$9]); IF([.$D50]=[.$A$3];[.C50] * (1/[.$B$3]); ????))))))))" office:value-type="float" office:value="529.411764705882">
            <text:p>529,41</text:p>
          </table:table-cell>
          <table:table-cell table:formula="of:=[.E50]+[.F50]" office:value-type="float" office:value="647.058823529412">
            <text:p>647,06</text:p>
          </table:table-cell>
        </table:table-row>
        <table:table-row table:style-name="ro2">
          <table:table-cell table:style-name="Default" office:value-type="string">
            <text:p>Mara#</text:p>
          </table:table-cell>
          <table:table-cell office:value-type="float" office:value="400">
            <text:p>400</text:p>
          </table:table-cell>
          <table:table-cell office:value-type="float" office:value="1240">
            <text:p>1240</text:p>
          </table:table-cell>
          <table:table-cell office:value-type="string">
            <text:p>Shivan Elite Armor</text:p>
          </table:table-cell>
          <table:table-cell table:formula="of:=IF([.$D51] = [.$A$2];[.B51] * (1/[.$B$2]); IF([.$D51]=[.$A$4];[.B51] * (1/[.$B$4]);IF([.$D51]=[.$A$5];[.B51] * (1/[.$B$5]);IF([.$D51] = [.$A$8];[.B51] * (1/[.$B$8]); IF([.$D51]=[.$A$6];[.B51] * (1/[.$B$6]);IF([.$D51]=[.$A$7];[.B51]*(1/[.$B$7]);IF([.$D51]=[.$A$9];[.B51]*(1/[.$B$9]); IF([.$D51]=[.$A$3];[.B51] * (1/[.$B$3]); ????))))))))" office:value-type="float" office:value="1000">
            <text:p>1000</text:p>
          </table:table-cell>
          <table:table-cell table:formula="of:=IF([.$D51] = [.$A$2];[.C51] * (1/[.$B$2]); IF([.$D51]=[.$A$4];[.C51] * (1/[.$B$4]);IF([.$D51]=[.$A$5];[.C51] * (1/[.$B$5]);IF([.$D51] = [.$A$8];[.C51] * (1/[.$B$8]); IF([.$D51]=[.$A$6];[.C51] * (1/[.$B$6]);IF([.$D51]=[.$A$7];[.C51]*(1/[.$B$7]);IF([.$D51]=[.$A$9];[.C51]*(1/[.$B$9]); IF([.$D51]=[.$A$3];[.C51] * (1/[.$B$3]); ????))))))))" office:value-type="float" office:value="3100">
            <text:p>3100</text:p>
          </table:table-cell>
          <table:table-cell table:formula="of:=[.E51]+[.F51]" office:value-type="float" office:value="4100">
            <text:p>4100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>
            <text:p>Nephilim</text:p>
          </table:table-cell>
          <table:table-cell office:value-type="float" office:value="500">
            <text:p>500</text:p>
          </table:table-cell>
          <table:table-cell office:value-type="float" office:value="1600">
            <text:p>1600</text:p>
          </table:table-cell>
          <table:table-cell office:value-type="string">
            <text:p>Shivan Bomber Armor</text:p>
          </table:table-cell>
          <table:table-cell table:formula="of:=IF([.$D53] = [.$A$2];[.B53] * (1/[.$B$2]); IF([.$D53]=[.$A$4];[.B53] * (1/[.$B$4]);IF([.$D53]=[.$A$5];[.B53] * (1/[.$B$5]);IF([.$D53] = [.$A$8];[.B53] * (1/[.$B$8]); IF([.$D53]=[.$A$6];[.B53] * (1/[.$B$6]);IF([.$D53]=[.$A$7];[.B53]*(1/[.$B$7]);IF([.$D53]=[.$A$9];[.B53]*(1/[.$B$9]); IF([.$D53]=[.$A$3];[.B53] * (1/[.$B$3]); ????))))))))" office:value-type="float" office:value="714.285714285714">
            <text:p>714,29</text:p>
          </table:table-cell>
          <table:table-cell table:formula="of:=IF([.$D53] = [.$A$2];[.C53] * (1/[.$B$2]); IF([.$D53]=[.$A$4];[.C53] * (1/[.$B$4]);IF([.$D53]=[.$A$5];[.C53] * (1/[.$B$5]);IF([.$D53] = [.$A$8];[.C53] * (1/[.$B$8]); IF([.$D53]=[.$A$6];[.C53] * (1/[.$B$6]);IF([.$D53]=[.$A$7];[.C53]*(1/[.$B$7]);IF([.$D53]=[.$A$9];[.C53]*(1/[.$B$9]); IF([.$D53]=[.$A$3];[.C53] * (1/[.$B$3]); ????))))))))" office:value-type="float" office:value="2285.71428571429">
            <text:p>2285,71</text:p>
          </table:table-cell>
          <table:table-cell table:formula="of:=[.E53]+[.F53]" office:value-type="float" office:value="3000">
            <text:p>3000</text:p>
          </table:table-cell>
        </table:table-row>
        <table:table-row table:style-name="ro2">
          <table:table-cell office:value-type="string">
            <text:p>Taurvi</text:p>
          </table:table-cell>
          <table:table-cell office:value-type="float" office:value="600">
            <text:p>600</text:p>
          </table:table-cell>
          <table:table-cell office:value-type="float" office:value="1000">
            <text:p>1000</text:p>
          </table:table-cell>
          <table:table-cell office:value-type="string">
            <text:p>Shivan Bomber Armor</text:p>
          </table:table-cell>
          <table:table-cell table:formula="of:=IF([.$D54] = [.$A$2];[.B54] * (1/[.$B$2]); IF([.$D54]=[.$A$4];[.B54] * (1/[.$B$4]);IF([.$D54]=[.$A$5];[.B54] * (1/[.$B$5]);IF([.$D54] = [.$A$8];[.B54] * (1/[.$B$8]); IF([.$D54]=[.$A$6];[.B54] * (1/[.$B$6]);IF([.$D54]=[.$A$7];[.B54]*(1/[.$B$7]);IF([.$D54]=[.$A$9];[.B54]*(1/[.$B$9]); IF([.$D54]=[.$A$3];[.B54] * (1/[.$B$3]); ????))))))))" office:value-type="float" office:value="857.142857142857">
            <text:p>857,14</text:p>
          </table:table-cell>
          <table:table-cell table:formula="of:=IF([.$D54] = [.$A$2];[.C54] * (1/[.$B$2]); IF([.$D54]=[.$A$4];[.C54] * (1/[.$B$4]);IF([.$D54]=[.$A$5];[.C54] * (1/[.$B$5]);IF([.$D54] = [.$A$8];[.C54] * (1/[.$B$8]); IF([.$D54]=[.$A$6];[.C54] * (1/[.$B$6]);IF([.$D54]=[.$A$7];[.C54]*(1/[.$B$7]);IF([.$D54]=[.$A$9];[.C54]*(1/[.$B$9]); IF([.$D54]=[.$A$3];[.C54] * (1/[.$B$3]); ????))))))))" office:value-type="float" office:value="1428.57142857143">
            <text:p>1428,57</text:p>
          </table:table-cell>
          <table:table-cell table:formula="of:=[.E54]+[.F54]" office:value-type="float" office:value="2285.71428571429">
            <text:p>2285,71</text:p>
          </table:table-cell>
        </table:table-row>
        <table:table-row table:style-name="ro2">
          <table:table-cell office:value-type="string">
            <text:p>Nahema</text:p>
          </table:table-cell>
          <table:table-cell office:value-type="float" office:value="300">
            <text:p>300</text:p>
          </table:table-cell>
          <table:table-cell office:value-type="float" office:value="900">
            <text:p>900</text:p>
          </table:table-cell>
          <table:table-cell office:value-type="string">
            <text:p>Shivan Bomber Armor</text:p>
          </table:table-cell>
          <table:table-cell table:formula="of:=IF([.$D55] = [.$A$2];[.B55] * (1/[.$B$2]); IF([.$D55]=[.$A$4];[.B55] * (1/[.$B$4]);IF([.$D55]=[.$A$5];[.B55] * (1/[.$B$5]);IF([.$D55] = [.$A$8];[.B55] * (1/[.$B$8]); IF([.$D55]=[.$A$6];[.B55] * (1/[.$B$6]);IF([.$D55]=[.$A$7];[.B55]*(1/[.$B$7]);IF([.$D55]=[.$A$9];[.B55]*(1/[.$B$9]); IF([.$D55]=[.$A$3];[.B55] * (1/[.$B$3]); ????))))))))" office:value-type="float" office:value="428.571428571429">
            <text:p>428,57</text:p>
          </table:table-cell>
          <table:table-cell table:formula="of:=IF([.$D55] = [.$A$2];[.C55] * (1/[.$B$2]); IF([.$D55]=[.$A$4];[.C55] * (1/[.$B$4]);IF([.$D55]=[.$A$5];[.C55] * (1/[.$B$5]);IF([.$D55] = [.$A$8];[.C55] * (1/[.$B$8]); IF([.$D55]=[.$A$6];[.C55] * (1/[.$B$6]);IF([.$D55]=[.$A$7];[.C55]*(1/[.$B$7]);IF([.$D55]=[.$A$9];[.C55]*(1/[.$B$9]); IF([.$D55]=[.$A$3];[.C55] * (1/[.$B$3]); ????))))))))" office:value-type="float" office:value="1285.71428571429">
            <text:p>1285,71</text:p>
          </table:table-cell>
          <table:table-cell table:formula="of:=[.E55]+[.F55]" office:value-type="float" office:value="1714.28571428571">
            <text:p>1714,29</text:p>
          </table:table-cell>
        </table:table-row>
        <table:table-row table:style-name="ro2">
          <table:table-cell office:value-type="string">
            <text:p>Seraphim</text:p>
          </table:table-cell>
          <table:table-cell office:value-type="float" office:value="500">
            <text:p>500</text:p>
          </table:table-cell>
          <table:table-cell office:value-type="float" office:value="1600">
            <text:p>1600</text:p>
          </table:table-cell>
          <table:table-cell office:value-type="string">
            <text:p>Shivan Bomber Armor</text:p>
          </table:table-cell>
          <table:table-cell table:formula="of:=IF([.$D56] = [.$A$2];[.B56] * (1/[.$B$2]); IF([.$D56]=[.$A$4];[.B56] * (1/[.$B$4]);IF([.$D56]=[.$A$5];[.B56] * (1/[.$B$5]);IF([.$D56] = [.$A$8];[.B56] * (1/[.$B$8]); IF([.$D56]=[.$A$6];[.B56] * (1/[.$B$6]);IF([.$D56]=[.$A$7];[.B56]*(1/[.$B$7]);IF([.$D56]=[.$A$9];[.B56]*(1/[.$B$9]); IF([.$D56]=[.$A$3];[.B56] * (1/[.$B$3]); ????))))))))" office:value-type="float" office:value="714.285714285714">
            <text:p>714,29</text:p>
          </table:table-cell>
          <table:table-cell table:formula="of:=IF([.$D56] = [.$A$2];[.C56] * (1/[.$B$2]); IF([.$D56]=[.$A$4];[.C56] * (1/[.$B$4]);IF([.$D56]=[.$A$5];[.C56] * (1/[.$B$5]);IF([.$D56] = [.$A$8];[.C56] * (1/[.$B$8]); IF([.$D56]=[.$A$6];[.C56] * (1/[.$B$6]);IF([.$D56]=[.$A$7];[.C56]*(1/[.$B$7]);IF([.$D56]=[.$A$9];[.C56]*(1/[.$B$9]); IF([.$D56]=[.$A$3];[.C56] * (1/[.$B$3]); ????))))))))" office:value-type="float" office:value="2285.71428571429">
            <text:p>2285,71</text:p>
          </table:table-cell>
          <table:table-cell table:formula="of:=[.E56]+[.F56]" office:value-type="float" office:value="3000">
            <text:p>3000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1" office:value-type="string">
            <text:p>Capital Ship</text:p>
          </table:table-cell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2">
          <table:table-cell table:style-name="ce3" office:value-type="string">
            <text:p>Cretheus</text:p>
          </table:table-cell>
          <table:table-cell office:value-type="float" office:value="15000">
            <text:p>15000</text:p>
          </table:table-cell>
          <table:table-cell table:style-name="ce6"/>
          <table:table-cell office:value-type="string">
            <text:p>Heavy Armor</text:p>
          </table:table-cell>
          <table:table-cell table:formula="of:=IF([.$D59] = [.$A$2];[.B59] * (1/[.$B$2]); IF([.$D59]=[.$A$4];[.B59] * (1/[.$B$4]);IF([.$D59]=[.$A$5];[.B59] * (1/[.$B$5]);IF([.$D59] = [.$A$8];[.B59] * (1/[.$B$8]); IF([.$D59]=[.$A$6];[.B59] * (1/[.$B$6]);IF([.$D59]=[.$A$7];[.B59]*(1/[.$B$7]);IF([.$D59]=[.$A$9];[.B59]*(1/[.$B$9]); IF([.$D59]=[.$A$3];[.B59] * (1/[.$B$3]); ????))))))))" office:value-type="float" office:value="18750">
            <text:p>18750</text:p>
          </table:table-cell>
          <table:table-cell table:formula="of:=IF([.$D59] = [.$A$2];[.C59] * (1/[.$B$2]); IF([.$D59]=[.$A$4];[.C59] * (1/[.$B$4]);IF([.$D59]=[.$A$5];[.C59] * (1/[.$B$5]);IF([.$D59] = [.$A$8];[.C59] * (1/[.$B$8]); IF([.$D59]=[.$A$6];[.C59] * (1/[.$B$6]);IF([.$D59]=[.$A$7];[.C59]*(1/[.$B$7]);IF([.$D59]=[.$A$9];[.C59]*(1/[.$B$9]); IF([.$D59]=[.$A$3];[.C59] * (1/[.$B$3]); ????))))))))" office:value-type="float" office:value="0">
            <text:p>0</text:p>
          </table:table-cell>
          <table:table-cell table:formula="of:=[.E59]+[.F59]" office:value-type="float" office:value="18750">
            <text:p>18750</text:p>
          </table:table-cell>
        </table:table-row>
        <table:table-row table:style-name="ro2">
          <table:table-cell table:style-name="ce3" office:value-type="string">
            <text:p>Hemsut</text:p>
          </table:table-cell>
          <table:table-cell office:value-type="float" office:value="17500">
            <text:p>17500</text:p>
          </table:table-cell>
          <table:table-cell table:style-name="ce6"/>
          <table:table-cell office:value-type="string">
            <text:p>Heavy Armor</text:p>
          </table:table-cell>
          <table:table-cell table:formula="of:=IF([.$D60] = [.$A$2];[.B60] * (1/[.$B$2]); IF([.$D60]=[.$A$4];[.B60] * (1/[.$B$4]);IF([.$D60]=[.$A$5];[.B60] * (1/[.$B$5]);IF([.$D60] = [.$A$8];[.B60] * (1/[.$B$8]); IF([.$D60]=[.$A$6];[.B60] * (1/[.$B$6]);IF([.$D60]=[.$A$7];[.B60]*(1/[.$B$7]);IF([.$D60]=[.$A$9];[.B60]*(1/[.$B$9]); IF([.$D60]=[.$A$3];[.B60] * (1/[.$B$3]); ????))))))))" office:value-type="float" office:value="21875">
            <text:p>21875</text:p>
          </table:table-cell>
          <table:table-cell table:formula="of:=IF([.$D60] = [.$A$2];[.C60] * (1/[.$B$2]); IF([.$D60]=[.$A$4];[.C60] * (1/[.$B$4]);IF([.$D60]=[.$A$5];[.C60] * (1/[.$B$5]);IF([.$D60] = [.$A$8];[.C60] * (1/[.$B$8]); IF([.$D60]=[.$A$6];[.C60] * (1/[.$B$6]);IF([.$D60]=[.$A$7];[.C60]*(1/[.$B$7]);IF([.$D60]=[.$A$9];[.C60]*(1/[.$B$9]); IF([.$D60]=[.$A$3];[.C60] * (1/[.$B$3]); ????))))))))" office:value-type="float" office:value="0">
            <text:p>0</text:p>
          </table:table-cell>
          <table:table-cell table:formula="of:=[.E60]+[.F60]" office:value-type="float" office:value="21875">
            <text:p>21875</text:p>
          </table:table-cell>
        </table:table-row>
        <table:table-row table:style-name="ro2">
          <table:table-cell table:style-name="ce3" office:value-type="string">
            <text:p>Asura</text:p>
          </table:table-cell>
          <table:table-cell office:value-type="float" office:value="7500">
            <text:p>7500</text:p>
          </table:table-cell>
          <table:table-cell table:style-name="ce6"/>
          <table:table-cell office:value-type="string">
            <text:p>Shivan Capital Ship Armor</text:p>
          </table:table-cell>
          <table:table-cell table:formula="of:=IF([.$D61] = [.$A$2];[.B61] * (1/[.$B$2]); IF([.$D61]=[.$A$4];[.B61] * (1/[.$B$4]);IF([.$D61]=[.$A$5];[.B61] * (1/[.$B$5]);IF([.$D61] = [.$A$8];[.B61] * (1/[.$B$8]); IF([.$D61]=[.$A$6];[.B61] * (1/[.$B$6]);IF([.$D61]=[.$A$7];[.B61]*(1/[.$B$7]);IF([.$D61]=[.$A$9];[.B61]*(1/[.$B$9]); IF([.$D61]=[.$A$3];[.B61] * (1/[.$B$3]); ????))))))))" office:value-type="float" office:value="10000">
            <text:p>10000</text:p>
          </table:table-cell>
          <table:table-cell table:formula="of:=IF([.$D61] = [.$A$2];[.C61] * (1/[.$B$2]); IF([.$D61]=[.$A$4];[.C61] * (1/[.$B$4]);IF([.$D61]=[.$A$5];[.C61] * (1/[.$B$5]);IF([.$D61] = [.$A$8];[.C61] * (1/[.$B$8]); IF([.$D61]=[.$A$6];[.C61] * (1/[.$B$6]);IF([.$D61]=[.$A$7];[.C61]*(1/[.$B$7]);IF([.$D61]=[.$A$9];[.C61]*(1/[.$B$9]); IF([.$D61]=[.$A$3];[.C61] * (1/[.$B$3]); ????))))))))" office:value-type="float" office:value="0">
            <text:p>0</text:p>
          </table:table-cell>
          <table:table-cell table:formula="of:=[.E61]+[.F61]" office:value-type="float" office:value="10000">
            <text:p>10000</text:p>
          </table:table-cell>
        </table:table-row>
        <table:table-row table:style-name="ro2">
          <table:table-cell table:style-name="ce3" table:number-columns-repeated="7"/>
        </table:table-row>
        <table:table-row table:style-name="ro2">
          <table:table-cell office:value-type="string">
            <text:p>Fenris</text:p>
          </table:table-cell>
          <table:table-cell office:value-type="float" office:value="10000">
            <text:p>10000</text:p>
          </table:table-cell>
          <table:table-cell table:style-name="ce6"/>
          <table:table-cell office:value-type="string">
            <text:p>Heavy Armor</text:p>
          </table:table-cell>
          <table:table-cell table:formula="of:=IF([.$D63] = [.$A$2];[.B63] * (1/[.$B$2]); IF([.$D63]=[.$A$4];[.B63] * (1/[.$B$4]);IF([.$D63]=[.$A$5];[.B63] * (1/[.$B$5]);IF([.$D63] = [.$A$8];[.B63] * (1/[.$B$8]); IF([.$D63]=[.$A$6];[.B63] * (1/[.$B$6]);IF([.$D63]=[.$A$7];[.B63]*(1/[.$B$7]);IF([.$D63]=[.$A$9];[.B63]*(1/[.$B$9]); IF([.$D63]=[.$A$3];[.B63] * (1/[.$B$3]); ????))))))))" office:value-type="float" office:value="12500">
            <text:p>12500</text:p>
          </table:table-cell>
          <table:table-cell table:formula="of:=IF([.$D63] = [.$A$2];[.C63] * (1/[.$B$2]); IF([.$D63]=[.$A$4];[.C63] * (1/[.$B$4]);IF([.$D63]=[.$A$5];[.C63] * (1/[.$B$5]);IF([.$D63] = [.$A$8];[.C63] * (1/[.$B$8]); IF([.$D63]=[.$A$6];[.C63] * (1/[.$B$6]);IF([.$D63]=[.$A$7];[.C63]*(1/[.$B$7]);IF([.$D63]=[.$A$9];[.C63]*(1/[.$B$9]); IF([.$D63]=[.$A$3];[.C63] * (1/[.$B$3]); ????))))))))" office:value-type="float" office:value="0">
            <text:p>0</text:p>
          </table:table-cell>
          <table:table-cell table:formula="of:=[.E63]+[.F63]" office:value-type="float" office:value="12500">
            <text:p>12500</text:p>
          </table:table-cell>
        </table:table-row>
        <table:table-row table:style-name="ro2">
          <table:table-cell office:value-type="string">
            <text:p>Leviathan</text:p>
          </table:table-cell>
          <table:table-cell office:value-type="float" office:value="35000">
            <text:p>35000</text:p>
          </table:table-cell>
          <table:table-cell table:style-name="ce6"/>
          <table:table-cell office:value-type="string">
            <text:p>Heavy Armor</text:p>
          </table:table-cell>
          <table:table-cell table:formula="of:=IF([.$D64] = [.$A$2];[.B64] * (1/[.$B$2]); IF([.$D64]=[.$A$4];[.B64] * (1/[.$B$4]);IF([.$D64]=[.$A$5];[.B64] * (1/[.$B$5]);IF([.$D64] = [.$A$8];[.B64] * (1/[.$B$8]); IF([.$D64]=[.$A$6];[.B64] * (1/[.$B$6]);IF([.$D64]=[.$A$7];[.B64]*(1/[.$B$7]);IF([.$D64]=[.$A$9];[.B64]*(1/[.$B$9]); IF([.$D64]=[.$A$3];[.B64] * (1/[.$B$3]); ????))))))))" office:value-type="float" office:value="43750">
            <text:p>43750</text:p>
          </table:table-cell>
          <table:table-cell table:formula="of:=IF([.$D64] = [.$A$2];[.C64] * (1/[.$B$2]); IF([.$D64]=[.$A$4];[.C64] * (1/[.$B$4]);IF([.$D64]=[.$A$5];[.C64] * (1/[.$B$5]);IF([.$D64] = [.$A$8];[.C64] * (1/[.$B$8]); IF([.$D64]=[.$A$6];[.C64] * (1/[.$B$6]);IF([.$D64]=[.$A$7];[.C64]*(1/[.$B$7]);IF([.$D64]=[.$A$9];[.C64]*(1/[.$B$9]); IF([.$D64]=[.$A$3];[.C64] * (1/[.$B$3]); ????))))))))" office:value-type="float" office:value="0">
            <text:p>0</text:p>
          </table:table-cell>
          <table:table-cell table:formula="of:=[.E64]+[.F64]" office:value-type="float" office:value="43750">
            <text:p>43750</text:p>
          </table:table-cell>
        </table:table-row>
        <table:table-row table:style-name="ro2">
          <table:table-cell office:value-type="string">
            <text:p>Aeolus</text:p>
          </table:table-cell>
          <table:table-cell office:value-type="float" office:value="38000">
            <text:p>38000</text:p>
          </table:table-cell>
          <table:table-cell table:style-name="ce6"/>
          <table:table-cell office:value-type="string">
            <text:p>Heavy Armor</text:p>
          </table:table-cell>
          <table:table-cell table:formula="of:=IF([.$D65] = [.$A$2];[.B65] * (1/[.$B$2]); IF([.$D65]=[.$A$4];[.B65] * (1/[.$B$4]);IF([.$D65]=[.$A$5];[.B65] * (1/[.$B$5]);IF([.$D65] = [.$A$8];[.B65] * (1/[.$B$8]); IF([.$D65]=[.$A$6];[.B65] * (1/[.$B$6]);IF([.$D65]=[.$A$7];[.B65]*(1/[.$B$7]);IF([.$D65]=[.$A$9];[.B65]*(1/[.$B$9]); IF([.$D65]=[.$A$3];[.B65] * (1/[.$B$3]); ????))))))))" office:value-type="float" office:value="47500">
            <text:p>47500</text:p>
          </table:table-cell>
          <table:table-cell table:formula="of:=IF([.$D65] = [.$A$2];[.C65] * (1/[.$B$2]); IF([.$D65]=[.$A$4];[.C65] * (1/[.$B$4]);IF([.$D65]=[.$A$5];[.C65] * (1/[.$B$5]);IF([.$D65] = [.$A$8];[.C65] * (1/[.$B$8]); IF([.$D65]=[.$A$6];[.C65] * (1/[.$B$6]);IF([.$D65]=[.$A$7];[.C65]*(1/[.$B$7]);IF([.$D65]=[.$A$9];[.C65]*(1/[.$B$9]); IF([.$D65]=[.$A$3];[.C65] * (1/[.$B$3]); ????))))))))" office:value-type="float" office:value="0">
            <text:p>0</text:p>
          </table:table-cell>
          <table:table-cell table:formula="of:=[.E65]+[.F65]" office:value-type="float" office:value="47500">
            <text:p>47500</text:p>
          </table:table-cell>
        </table:table-row>
        <table:table-row table:style-name="ro2">
          <table:table-cell office:value-type="string">
            <text:p>Aten</text:p>
          </table:table-cell>
          <table:table-cell office:value-type="float" office:value="18000">
            <text:p>18000</text:p>
          </table:table-cell>
          <table:table-cell table:style-name="ce6"/>
          <table:table-cell office:value-type="string">
            <text:p>Heavy Armor</text:p>
          </table:table-cell>
          <table:table-cell table:formula="of:=IF([.$D66] = [.$A$2];[.B66] * (1/[.$B$2]); IF([.$D66]=[.$A$4];[.B66] * (1/[.$B$4]);IF([.$D66]=[.$A$5];[.B66] * (1/[.$B$5]);IF([.$D66] = [.$A$8];[.B66] * (1/[.$B$8]); IF([.$D66]=[.$A$6];[.B66] * (1/[.$B$6]);IF([.$D66]=[.$A$7];[.B66]*(1/[.$B$7]);IF([.$D66]=[.$A$9];[.B66]*(1/[.$B$9]); IF([.$D66]=[.$A$3];[.B66] * (1/[.$B$3]); ????))))))))" office:value-type="float" office:value="22500">
            <text:p>22500</text:p>
          </table:table-cell>
          <table:table-cell table:formula="of:=IF([.$D66] = [.$A$2];[.C66] * (1/[.$B$2]); IF([.$D66]=[.$A$4];[.C66] * (1/[.$B$4]);IF([.$D66]=[.$A$5];[.C66] * (1/[.$B$5]);IF([.$D66] = [.$A$8];[.C66] * (1/[.$B$8]); IF([.$D66]=[.$A$6];[.C66] * (1/[.$B$6]);IF([.$D66]=[.$A$7];[.C66]*(1/[.$B$7]);IF([.$D66]=[.$A$9];[.C66]*(1/[.$B$9]); IF([.$D66]=[.$A$3];[.C66] * (1/[.$B$3]); ????))))))))" office:value-type="float" office:value="0">
            <text:p>0</text:p>
          </table:table-cell>
          <table:table-cell table:formula="of:=[.E66]+[.F66]" office:value-type="float" office:value="22500">
            <text:p>22500</text:p>
          </table:table-cell>
        </table:table-row>
        <table:table-row table:style-name="ro2">
          <table:table-cell office:value-type="string">
            <text:p>Mentu</text:p>
          </table:table-cell>
          <table:table-cell office:value-type="float" office:value="60000">
            <text:p>60000</text:p>
          </table:table-cell>
          <table:table-cell table:style-name="ce6"/>
          <table:table-cell office:value-type="string">
            <text:p>Heavy Armor</text:p>
          </table:table-cell>
          <table:table-cell table:formula="of:=IF([.$D67] = [.$A$2];[.B67] * (1/[.$B$2]); IF([.$D67]=[.$A$4];[.B67] * (1/[.$B$4]);IF([.$D67]=[.$A$5];[.B67] * (1/[.$B$5]);IF([.$D67] = [.$A$8];[.B67] * (1/[.$B$8]); IF([.$D67]=[.$A$6];[.B67] * (1/[.$B$6]);IF([.$D67]=[.$A$7];[.B67]*(1/[.$B$7]);IF([.$D67]=[.$A$9];[.B67]*(1/[.$B$9]); IF([.$D67]=[.$A$3];[.B67] * (1/[.$B$3]); ????))))))))" office:value-type="float" office:value="75000">
            <text:p>75000</text:p>
          </table:table-cell>
          <table:table-cell table:formula="of:=IF([.$D67] = [.$A$2];[.C67] * (1/[.$B$2]); IF([.$D67]=[.$A$4];[.C67] * (1/[.$B$4]);IF([.$D67]=[.$A$5];[.C67] * (1/[.$B$5]);IF([.$D67] = [.$A$8];[.C67] * (1/[.$B$8]); IF([.$D67]=[.$A$6];[.C67] * (1/[.$B$6]);IF([.$D67]=[.$A$7];[.C67]*(1/[.$B$7]);IF([.$D67]=[.$A$9];[.C67]*(1/[.$B$9]); IF([.$D67]=[.$A$3];[.C67] * (1/[.$B$3]); ????))))))))" office:value-type="float" office:value="0">
            <text:p>0</text:p>
          </table:table-cell>
          <table:table-cell table:formula="of:=[.E67]+[.F67]" office:value-type="float" office:value="75000">
            <text:p>75000</text:p>
          </table:table-cell>
        </table:table-row>
        <table:table-row table:style-name="ro2">
          <table:table-cell table:style-name="Default" office:value-type="string">
            <text:p>Mentu Enforcer</text:p>
          </table:table-cell>
          <table:table-cell office:value-type="float" office:value="40000">
            <text:p>40000</text:p>
          </table:table-cell>
          <table:table-cell table:style-name="ce6"/>
          <table:table-cell office:value-type="string">
            <text:p>Heavy Armor</text:p>
          </table:table-cell>
          <table:table-cell table:formula="of:=IF([.$D68] = [.$A$2];[.B68] * (1/[.$B$2]); IF([.$D68]=[.$A$4];[.B68] * (1/[.$B$4]);IF([.$D68]=[.$A$5];[.B68] * (1/[.$B$5]);IF([.$D68] = [.$A$8];[.B68] * (1/[.$B$8]); IF([.$D68]=[.$A$6];[.B68] * (1/[.$B$6]);IF([.$D68]=[.$A$7];[.B68]*(1/[.$B$7]);IF([.$D68]=[.$A$9];[.B68]*(1/[.$B$9]); IF([.$D68]=[.$A$3];[.B68] * (1/[.$B$3]); ????))))))))" office:value-type="float" office:value="50000">
            <text:p>50000</text:p>
          </table:table-cell>
          <table:table-cell table:formula="of:=IF([.$D68] = [.$A$2];[.C68] * (1/[.$B$2]); IF([.$D68]=[.$A$4];[.C68] * (1/[.$B$4]);IF([.$D68]=[.$A$5];[.C68] * (1/[.$B$5]);IF([.$D68] = [.$A$8];[.C68] * (1/[.$B$8]); IF([.$D68]=[.$A$6];[.C68] * (1/[.$B$6]);IF([.$D68]=[.$A$7];[.C68]*(1/[.$B$7]);IF([.$D68]=[.$A$9];[.C68]*(1/[.$B$9]); IF([.$D68]=[.$A$3];[.C68] * (1/[.$B$3]); ????))))))))" office:value-type="float" office:value="0">
            <text:p>0</text:p>
          </table:table-cell>
          <table:table-cell table:formula="of:=[.E68]+[.F68]" office:value-type="float" office:value="50000">
            <text:p>50000</text:p>
          </table:table-cell>
        </table:table-row>
        <table:table-row table:style-name="ro2">
          <table:table-cell table:style-name="Default" office:value-type="string">
            <text:p>Newet</text:p>
          </table:table-cell>
          <table:table-cell office:value-type="float" office:value="45000">
            <text:p>45000</text:p>
          </table:table-cell>
          <table:table-cell table:style-name="ce6"/>
          <table:table-cell office:value-type="string">
            <text:p>Heavy Armor</text:p>
          </table:table-cell>
          <table:table-cell table:formula="of:=IF([.$D69] = [.$A$2];[.B69] * (1/[.$B$2]); IF([.$D69]=[.$A$4];[.B69] * (1/[.$B$4]);IF([.$D69]=[.$A$5];[.B69] * (1/[.$B$5]);IF([.$D69] = [.$A$8];[.B69] * (1/[.$B$8]); IF([.$D69]=[.$A$6];[.B69] * (1/[.$B$6]);IF([.$D69]=[.$A$7];[.B69]*(1/[.$B$7]);IF([.$D69]=[.$A$9];[.B69]*(1/[.$B$9]); IF([.$D69]=[.$A$3];[.B69] * (1/[.$B$3]); ????))))))))" office:value-type="float" office:value="56250">
            <text:p>56250</text:p>
          </table:table-cell>
          <table:table-cell table:formula="of:=IF([.$D69] = [.$A$2];[.C69] * (1/[.$B$2]); IF([.$D69]=[.$A$4];[.C69] * (1/[.$B$4]);IF([.$D69]=[.$A$5];[.C69] * (1/[.$B$5]);IF([.$D69] = [.$A$8];[.C69] * (1/[.$B$8]); IF([.$D69]=[.$A$6];[.C69] * (1/[.$B$6]);IF([.$D69]=[.$A$7];[.C69]*(1/[.$B$7]);IF([.$D69]=[.$A$9];[.C69]*(1/[.$B$9]); IF([.$D69]=[.$A$3];[.C69] * (1/[.$B$3]); ????))))))))" office:value-type="float" office:value="0">
            <text:p>0</text:p>
          </table:table-cell>
          <table:table-cell table:formula="of:=[.E69]+[.F69]" office:value-type="float" office:value="56250">
            <text:p>56250</text:p>
          </table:table-cell>
        </table:table-row>
        <table:table-row table:style-name="ro2">
          <table:table-cell office:value-type="string">
            <text:p>Cain</text:p>
          </table:table-cell>
          <table:table-cell office:value-type="float" office:value="20000">
            <text:p>20000</text:p>
          </table:table-cell>
          <table:table-cell table:style-name="ce6"/>
          <table:table-cell office:value-type="string">
            <text:p>Shivan Capital Ship Armor</text:p>
          </table:table-cell>
          <table:table-cell table:formula="of:=IF([.$D70] = [.$A$2];[.B70] * (1/[.$B$2]); IF([.$D70]=[.$A$4];[.B70] * (1/[.$B$4]);IF([.$D70]=[.$A$5];[.B70] * (1/[.$B$5]);IF([.$D70] = [.$A$8];[.B70] * (1/[.$B$8]); IF([.$D70]=[.$A$6];[.B70] * (1/[.$B$6]);IF([.$D70]=[.$A$7];[.B70]*(1/[.$B$7]);IF([.$D70]=[.$A$9];[.B70]*(1/[.$B$9]); IF([.$D70]=[.$A$3];[.B70] * (1/[.$B$3]); ????))))))))" office:value-type="float" office:value="26666.6666666667">
            <text:p>26666,67</text:p>
          </table:table-cell>
          <table:table-cell table:formula="of:=IF([.$D70] = [.$A$2];[.C70] * (1/[.$B$2]); IF([.$D70]=[.$A$4];[.C70] * (1/[.$B$4]);IF([.$D70]=[.$A$5];[.C70] * (1/[.$B$5]);IF([.$D70] = [.$A$8];[.C70] * (1/[.$B$8]); IF([.$D70]=[.$A$6];[.C70] * (1/[.$B$6]);IF([.$D70]=[.$A$7];[.C70]*(1/[.$B$7]);IF([.$D70]=[.$A$9];[.C70]*(1/[.$B$9]); IF([.$D70]=[.$A$3];[.C70] * (1/[.$B$3]); ????))))))))" office:value-type="float" office:value="0">
            <text:p>0</text:p>
          </table:table-cell>
          <table:table-cell table:formula="of:=[.E70]+[.F70]" office:value-type="float" office:value="26666.6666666667">
            <text:p>26666,67</text:p>
          </table:table-cell>
        </table:table-row>
        <table:table-row table:style-name="ro2">
          <table:table-cell office:value-type="string">
            <text:p>Rakshasa</text:p>
          </table:table-cell>
          <table:table-cell office:value-type="float" office:value="40000">
            <text:p>40000</text:p>
          </table:table-cell>
          <table:table-cell table:style-name="ce6"/>
          <table:table-cell office:value-type="string">
            <text:p>Shivan Capital Ship Armor</text:p>
          </table:table-cell>
          <table:table-cell table:formula="of:=IF([.$D71] = [.$A$2];[.B71] * (1/[.$B$2]); IF([.$D71]=[.$A$4];[.B71] * (1/[.$B$4]);IF([.$D71]=[.$A$5];[.B71] * (1/[.$B$5]);IF([.$D71] = [.$A$8];[.B71] * (1/[.$B$8]); IF([.$D71]=[.$A$6];[.B71] * (1/[.$B$6]);IF([.$D71]=[.$A$7];[.B71]*(1/[.$B$7]);IF([.$D71]=[.$A$9];[.B71]*(1/[.$B$9]); IF([.$D71]=[.$A$3];[.B71] * (1/[.$B$3]); ????))))))))" office:value-type="float" office:value="53333.3333333333">
            <text:p>53333,33</text:p>
          </table:table-cell>
          <table:table-cell table:formula="of:=IF([.$D71] = [.$A$2];[.C71] * (1/[.$B$2]); IF([.$D71]=[.$A$4];[.C71] * (1/[.$B$4]);IF([.$D71]=[.$A$5];[.C71] * (1/[.$B$5]);IF([.$D71] = [.$A$8];[.C71] * (1/[.$B$8]); IF([.$D71]=[.$A$6];[.C71] * (1/[.$B$6]);IF([.$D71]=[.$A$7];[.C71]*(1/[.$B$7]);IF([.$D71]=[.$A$9];[.C71]*(1/[.$B$9]); IF([.$D71]=[.$A$3];[.C71] * (1/[.$B$3]); ????))))))))" office:value-type="float" office:value="0">
            <text:p>0</text:p>
          </table:table-cell>
          <table:table-cell table:formula="of:=[.E71]+[.F71]" office:value-type="float" office:value="53333.3333333333">
            <text:p>53333,33</text:p>
          </table:table-cell>
        </table:table-row>
        <table:table-row table:style-name="ro2">
          <table:table-cell office:value-type="string">
            <text:p>Lilith</text:p>
          </table:table-cell>
          <table:table-cell office:value-type="float" office:value="75000">
            <text:p>75000</text:p>
          </table:table-cell>
          <table:table-cell table:style-name="ce6"/>
          <table:table-cell office:value-type="string">
            <text:p>Shivan Capital Ship Armor</text:p>
          </table:table-cell>
          <table:table-cell table:formula="of:=IF([.$D72] = [.$A$2];[.B72] * (1/[.$B$2]); IF([.$D72]=[.$A$4];[.B72] * (1/[.$B$4]);IF([.$D72]=[.$A$5];[.B72] * (1/[.$B$5]);IF([.$D72] = [.$A$8];[.B72] * (1/[.$B$8]); IF([.$D72]=[.$A$6];[.B72] * (1/[.$B$6]);IF([.$D72]=[.$A$7];[.B72]*(1/[.$B$7]);IF([.$D72]=[.$A$9];[.B72]*(1/[.$B$9]); IF([.$D72]=[.$A$3];[.B72] * (1/[.$B$3]); ????))))))))" office:value-type="float" office:value="100000">
            <text:p>100000</text:p>
          </table:table-cell>
          <table:table-cell table:formula="of:=IF([.$D72] = [.$A$2];[.C72] * (1/[.$B$2]); IF([.$D72]=[.$A$4];[.C72] * (1/[.$B$4]);IF([.$D72]=[.$A$5];[.C72] * (1/[.$B$5]);IF([.$D72] = [.$A$8];[.C72] * (1/[.$B$8]); IF([.$D72]=[.$A$6];[.C72] * (1/[.$B$6]);IF([.$D72]=[.$A$7];[.C72]*(1/[.$B$7]);IF([.$D72]=[.$A$9];[.C72]*(1/[.$B$9]); IF([.$D72]=[.$A$3];[.C72] * (1/[.$B$3]); ????))))))))" office:value-type="float" office:value="0">
            <text:p>0</text:p>
          </table:table-cell>
          <table:table-cell table:formula="of:=[.E72]+[.F72]" office:value-type="float" office:value="100000">
            <text:p>100000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>
            <text:p>Deimos</text:p>
          </table:table-cell>
          <table:table-cell office:value-type="float" office:value="80000">
            <text:p>80000</text:p>
          </table:table-cell>
          <table:table-cell table:style-name="ce6"/>
          <table:table-cell office:value-type="string">
            <text:p>Heavy Armor</text:p>
          </table:table-cell>
          <table:table-cell table:formula="of:=IF([.$D74] = [.$A$2];[.B74] * (1/[.$B$2]); IF([.$D74]=[.$A$4];[.B74] * (1/[.$B$4]);IF([.$D74]=[.$A$5];[.B74] * (1/[.$B$5]);IF([.$D74] = [.$A$8];[.B74] * (1/[.$B$8]); IF([.$D74]=[.$A$6];[.B74] * (1/[.$B$6]);IF([.$D74]=[.$A$7];[.B74]*(1/[.$B$7]);IF([.$D74]=[.$A$9];[.B74]*(1/[.$B$9]); IF([.$D74]=[.$A$3];[.B74] * (1/[.$B$3]); ????))))))))" office:value-type="float" office:value="100000">
            <text:p>100000</text:p>
          </table:table-cell>
          <table:table-cell table:formula="of:=IF([.$D74] = [.$A$2];[.C74] * (1/[.$B$2]); IF([.$D74]=[.$A$4];[.C74] * (1/[.$B$4]);IF([.$D74]=[.$A$5];[.C74] * (1/[.$B$5]);IF([.$D74] = [.$A$8];[.C74] * (1/[.$B$8]); IF([.$D74]=[.$A$6];[.C74] * (1/[.$B$6]);IF([.$D74]=[.$A$7];[.C74]*(1/[.$B$7]);IF([.$D74]=[.$A$9];[.C74]*(1/[.$B$9]); IF([.$D74]=[.$A$3];[.C74] * (1/[.$B$3]); ????))))))))" office:value-type="float" office:value="0">
            <text:p>0</text:p>
          </table:table-cell>
          <table:table-cell table:formula="of:=[.E74]+[.F74]" office:value-type="float" office:value="100000">
            <text:p>100000</text:p>
          </table:table-cell>
        </table:table-row>
        <table:table-row table:style-name="ro2">
          <table:table-cell office:value-type="string">
            <text:p>Sobek</text:p>
          </table:table-cell>
          <table:table-cell office:value-type="float" office:value="80000">
            <text:p>80000</text:p>
          </table:table-cell>
          <table:table-cell table:style-name="ce6"/>
          <table:table-cell office:value-type="string">
            <text:p>Heavy Armor</text:p>
          </table:table-cell>
          <table:table-cell table:formula="of:=IF([.$D75] = [.$A$2];[.B75] * (1/[.$B$2]); IF([.$D75]=[.$A$4];[.B75] * (1/[.$B$4]);IF([.$D75]=[.$A$5];[.B75] * (1/[.$B$5]);IF([.$D75] = [.$A$8];[.B75] * (1/[.$B$8]); IF([.$D75]=[.$A$6];[.B75] * (1/[.$B$6]);IF([.$D75]=[.$A$7];[.B75]*(1/[.$B$7]);IF([.$D75]=[.$A$9];[.B75]*(1/[.$B$9]); IF([.$D75]=[.$A$3];[.B75] * (1/[.$B$3]); ????))))))))" office:value-type="float" office:value="100000">
            <text:p>100000</text:p>
          </table:table-cell>
          <table:table-cell table:formula="of:=IF([.$D75] = [.$A$2];[.C75] * (1/[.$B$2]); IF([.$D75]=[.$A$4];[.C75] * (1/[.$B$4]);IF([.$D75]=[.$A$5];[.C75] * (1/[.$B$5]);IF([.$D75] = [.$A$8];[.C75] * (1/[.$B$8]); IF([.$D75]=[.$A$6];[.C75] * (1/[.$B$6]);IF([.$D75]=[.$A$7];[.C75]*(1/[.$B$7]);IF([.$D75]=[.$A$9];[.C75]*(1/[.$B$9]); IF([.$D75]=[.$A$3];[.C75] * (1/[.$B$3]); ????))))))))" office:value-type="float" office:value="0">
            <text:p>0</text:p>
          </table:table-cell>
          <table:table-cell table:formula="of:=[.E75]+[.F75]" office:value-type="float" office:value="100000">
            <text:p>100000</text:p>
          </table:table-cell>
        </table:table-row>
        <table:table-row table:style-name="ro2">
          <table:table-cell office:value-type="string">
            <text:p>Moloch</text:p>
          </table:table-cell>
          <table:table-cell office:value-type="float" office:value="80000">
            <text:p>80000</text:p>
          </table:table-cell>
          <table:table-cell table:style-name="ce6"/>
          <table:table-cell office:value-type="string">
            <text:p>Shivan Capital Ship Armor</text:p>
          </table:table-cell>
          <table:table-cell table:formula="of:=IF([.$D76] = [.$A$2];[.B76] * (1/[.$B$2]); IF([.$D76]=[.$A$4];[.B76] * (1/[.$B$4]);IF([.$D76]=[.$A$5];[.B76] * (1/[.$B$5]);IF([.$D76] = [.$A$8];[.B76] * (1/[.$B$8]); IF([.$D76]=[.$A$6];[.B76] * (1/[.$B$6]);IF([.$D76]=[.$A$7];[.B76]*(1/[.$B$7]);IF([.$D76]=[.$A$9];[.B76]*(1/[.$B$9]); IF([.$D76]=[.$A$3];[.B76] * (1/[.$B$3]); ????))))))))" office:value-type="float" office:value="106666.666666667">
            <text:p>106666,67</text:p>
          </table:table-cell>
          <table:table-cell table:formula="of:=IF([.$D76] = [.$A$2];[.C76] * (1/[.$B$2]); IF([.$D76]=[.$A$4];[.C76] * (1/[.$B$4]);IF([.$D76]=[.$A$5];[.C76] * (1/[.$B$5]);IF([.$D76] = [.$A$8];[.C76] * (1/[.$B$8]); IF([.$D76]=[.$A$6];[.C76] * (1/[.$B$6]);IF([.$D76]=[.$A$7];[.C76]*(1/[.$B$7]);IF([.$D76]=[.$A$9];[.C76]*(1/[.$B$9]); IF([.$D76]=[.$A$3];[.C76] * (1/[.$B$3]); ????))))))))" office:value-type="float" office:value="0">
            <text:p>0</text:p>
          </table:table-cell>
          <table:table-cell table:formula="of:=[.E76]+[.F76]" office:value-type="float" office:value="106666.666666667">
            <text:p>106666,67</text:p>
          </table:table-cell>
        </table:table-row>
        <table:table-row table:style-name="ro2">
          <table:table-cell table:style-name="Default" office:value-type="string">
            <text:p>Sparta</text:p>
          </table:table-cell>
          <table:table-cell office:value-type="float" office:value="85000">
            <text:p>85000</text:p>
          </table:table-cell>
          <table:table-cell table:style-name="ce6"/>
          <table:table-cell office:value-type="string">
            <text:p>Heavy Armor</text:p>
          </table:table-cell>
          <table:table-cell table:formula="of:=IF([.$D77] = [.$A$2];[.B77] * (1/[.$B$2]); IF([.$D77]=[.$A$4];[.B77] * (1/[.$B$4]);IF([.$D77]=[.$A$5];[.B77] * (1/[.$B$5]);IF([.$D77] = [.$A$8];[.B77] * (1/[.$B$8]); IF([.$D77]=[.$A$6];[.B77] * (1/[.$B$6]);IF([.$D77]=[.$A$7];[.B77]*(1/[.$B$7]);IF([.$D77]=[.$A$9];[.B77]*(1/[.$B$9]); IF([.$D77]=[.$A$3];[.B77] * (1/[.$B$3]); ????))))))))" office:value-type="float" office:value="106250">
            <text:p>106250</text:p>
          </table:table-cell>
          <table:table-cell table:formula="of:=IF([.$D77] = [.$A$2];[.C77] * (1/[.$B$2]); IF([.$D77]=[.$A$4];[.C77] * (1/[.$B$4]);IF([.$D77]=[.$A$5];[.C77] * (1/[.$B$5]);IF([.$D77] = [.$A$8];[.C77] * (1/[.$B$8]); IF([.$D77]=[.$A$6];[.C77] * (1/[.$B$6]);IF([.$D77]=[.$A$7];[.C77]*(1/[.$B$7]);IF([.$D77]=[.$A$9];[.C77]*(1/[.$B$9]); IF([.$D77]=[.$A$3];[.C77] * (1/[.$B$3]); ????))))))))" office:value-type="float" office:value="0">
            <text:p>0</text:p>
          </table:table-cell>
          <table:table-cell table:formula="of:=[.E77]+[.F77]" office:value-type="float" office:value="106250">
            <text:p>106250</text:p>
          </table:table-cell>
        </table:table-row>
        <table:table-row table:style-name="ro2">
          <table:table-cell table:style-name="Default" office:value-type="string">
            <text:p>Selket</text:p>
          </table:table-cell>
          <table:table-cell office:value-type="float" office:value="85000">
            <text:p>85000</text:p>
          </table:table-cell>
          <table:table-cell table:style-name="ce6"/>
          <table:table-cell office:value-type="string">
            <text:p>Heavy Armor</text:p>
          </table:table-cell>
          <table:table-cell table:formula="of:=IF([.$D78] = [.$A$2];[.B78] * (1/[.$B$2]); IF([.$D78]=[.$A$4];[.B78] * (1/[.$B$4]);IF([.$D78]=[.$A$5];[.B78] * (1/[.$B$5]);IF([.$D78] = [.$A$8];[.B78] * (1/[.$B$8]); IF([.$D78]=[.$A$6];[.B78] * (1/[.$B$6]);IF([.$D78]=[.$A$7];[.B78]*(1/[.$B$7]);IF([.$D78]=[.$A$9];[.B78]*(1/[.$B$9]); IF([.$D78]=[.$A$3];[.B78] * (1/[.$B$3]); ????))))))))" office:value-type="float" office:value="106250">
            <text:p>106250</text:p>
          </table:table-cell>
          <table:table-cell table:formula="of:=IF([.$D78] = [.$A$2];[.C78] * (1/[.$B$2]); IF([.$D78]=[.$A$4];[.C78] * (1/[.$B$4]);IF([.$D78]=[.$A$5];[.C78] * (1/[.$B$5]);IF([.$D78] = [.$A$8];[.C78] * (1/[.$B$8]); IF([.$D78]=[.$A$6];[.C78] * (1/[.$B$6]);IF([.$D78]=[.$A$7];[.C78]*(1/[.$B$7]);IF([.$D78]=[.$A$9];[.C78]*(1/[.$B$9]); IF([.$D78]=[.$A$3];[.C78] * (1/[.$B$3]); ????))))))))" office:value-type="float" office:value="0">
            <text:p>0</text:p>
          </table:table-cell>
          <table:table-cell table:formula="of:=[.E78]+[.F78]" office:value-type="float" office:value="106250">
            <text:p>106250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>
            <text:p>Orion</text:p>
          </table:table-cell>
          <table:table-cell office:value-type="float" office:value="100000">
            <text:p>100000</text:p>
          </table:table-cell>
          <table:table-cell table:style-name="ce6"/>
          <table:table-cell office:value-type="string">
            <text:p>Heavy Armor</text:p>
          </table:table-cell>
          <table:table-cell table:formula="of:=IF([.$D80] = [.$A$2];[.B80] * (1/[.$B$2]); IF([.$D80]=[.$A$4];[.B80] * (1/[.$B$4]);IF([.$D80]=[.$A$5];[.B80] * (1/[.$B$5]);IF([.$D80] = [.$A$8];[.B80] * (1/[.$B$8]); IF([.$D80]=[.$A$6];[.B80] * (1/[.$B$6]);IF([.$D80]=[.$A$7];[.B80]*(1/[.$B$7]);IF([.$D80]=[.$A$9];[.B80]*(1/[.$B$9]); IF([.$D80]=[.$A$3];[.B80] * (1/[.$B$3]); ????))))))))" office:value-type="float" office:value="125000">
            <text:p>125000</text:p>
          </table:table-cell>
          <table:table-cell table:formula="of:=IF([.$D80] = [.$A$2];[.C80] * (1/[.$B$2]); IF([.$D80]=[.$A$4];[.C80] * (1/[.$B$4]);IF([.$D80]=[.$A$5];[.C80] * (1/[.$B$5]);IF([.$D80] = [.$A$8];[.C80] * (1/[.$B$8]); IF([.$D80]=[.$A$6];[.C80] * (1/[.$B$6]);IF([.$D80]=[.$A$7];[.C80]*(1/[.$B$7]);IF([.$D80]=[.$A$9];[.C80]*(1/[.$B$9]); IF([.$D80]=[.$A$3];[.C80] * (1/[.$B$3]); ????))))))))" office:value-type="float" office:value="0">
            <text:p>0</text:p>
          </table:table-cell>
          <table:table-cell table:formula="of:=[.E80]+[.F80]" office:value-type="float" office:value="125000">
            <text:p>125000</text:p>
          </table:table-cell>
        </table:table-row>
        <table:table-row table:style-name="ro2">
          <table:table-cell office:value-type="string">
            <text:p>Hecate</text:p>
          </table:table-cell>
          <table:table-cell office:value-type="float" office:value="100000">
            <text:p>100000</text:p>
          </table:table-cell>
          <table:table-cell table:style-name="ce6"/>
          <table:table-cell office:value-type="string">
            <text:p>Heavy Armor</text:p>
          </table:table-cell>
          <table:table-cell table:formula="of:=IF([.$D81] = [.$A$2];[.B81] * (1/[.$B$2]); IF([.$D81]=[.$A$4];[.B81] * (1/[.$B$4]);IF([.$D81]=[.$A$5];[.B81] * (1/[.$B$5]);IF([.$D81] = [.$A$8];[.B81] * (1/[.$B$8]); IF([.$D81]=[.$A$6];[.B81] * (1/[.$B$6]);IF([.$D81]=[.$A$7];[.B81]*(1/[.$B$7]);IF([.$D81]=[.$A$9];[.B81]*(1/[.$B$9]); IF([.$D81]=[.$A$3];[.B81] * (1/[.$B$3]); ????))))))))" office:value-type="float" office:value="125000">
            <text:p>125000</text:p>
          </table:table-cell>
          <table:table-cell table:formula="of:=IF([.$D81] = [.$A$2];[.C81] * (1/[.$B$2]); IF([.$D81]=[.$A$4];[.C81] * (1/[.$B$4]);IF([.$D81]=[.$A$5];[.C81] * (1/[.$B$5]);IF([.$D81] = [.$A$8];[.C81] * (1/[.$B$8]); IF([.$D81]=[.$A$6];[.C81] * (1/[.$B$6]);IF([.$D81]=[.$A$7];[.C81]*(1/[.$B$7]);IF([.$D81]=[.$A$9];[.C81]*(1/[.$B$9]); IF([.$D81]=[.$A$3];[.C81] * (1/[.$B$3]); ????))))))))" office:value-type="float" office:value="0">
            <text:p>0</text:p>
          </table:table-cell>
          <table:table-cell table:formula="of:=[.E81]+[.F81]" office:value-type="float" office:value="125000">
            <text:p>125000</text:p>
          </table:table-cell>
        </table:table-row>
        <table:table-row table:style-name="ro2">
          <table:table-cell office:value-type="string">
            <text:p>Typhon</text:p>
          </table:table-cell>
          <table:table-cell office:value-type="float" office:value="120000">
            <text:p>120000</text:p>
          </table:table-cell>
          <table:table-cell table:style-name="ce6"/>
          <table:table-cell office:value-type="string">
            <text:p>Heavy Armor</text:p>
          </table:table-cell>
          <table:table-cell table:formula="of:=IF([.$D82] = [.$A$2];[.B82] * (1/[.$B$2]); IF([.$D82]=[.$A$4];[.B82] * (1/[.$B$4]);IF([.$D82]=[.$A$5];[.B82] * (1/[.$B$5]);IF([.$D82] = [.$A$8];[.B82] * (1/[.$B$8]); IF([.$D82]=[.$A$6];[.B82] * (1/[.$B$6]);IF([.$D82]=[.$A$7];[.B82]*(1/[.$B$7]);IF([.$D82]=[.$A$9];[.B82]*(1/[.$B$9]); IF([.$D82]=[.$A$3];[.B82] * (1/[.$B$3]); ????))))))))" office:value-type="float" office:value="150000">
            <text:p>150000</text:p>
          </table:table-cell>
          <table:table-cell table:formula="of:=IF([.$D82] = [.$A$2];[.C82] * (1/[.$B$2]); IF([.$D82]=[.$A$4];[.C82] * (1/[.$B$4]);IF([.$D82]=[.$A$5];[.C82] * (1/[.$B$5]);IF([.$D82] = [.$A$8];[.C82] * (1/[.$B$8]); IF([.$D82]=[.$A$6];[.C82] * (1/[.$B$6]);IF([.$D82]=[.$A$7];[.C82]*(1/[.$B$7]);IF([.$D82]=[.$A$9];[.C82]*(1/[.$B$9]); IF([.$D82]=[.$A$3];[.C82] * (1/[.$B$3]); ????))))))))" office:value-type="float" office:value="0">
            <text:p>0</text:p>
          </table:table-cell>
          <table:table-cell table:formula="of:=[.E82]+[.F82]" office:value-type="float" office:value="150000">
            <text:p>150000</text:p>
          </table:table-cell>
        </table:table-row>
        <table:table-row table:style-name="ro2">
          <table:table-cell office:value-type="string">
            <text:p>Hatshepsut</text:p>
          </table:table-cell>
          <table:table-cell office:value-type="float" office:value="135000">
            <text:p>135000</text:p>
          </table:table-cell>
          <table:table-cell table:style-name="ce6"/>
          <table:table-cell office:value-type="string">
            <text:p>Heavy Armor</text:p>
          </table:table-cell>
          <table:table-cell table:formula="of:=IF([.$D83] = [.$A$2];[.B83] * (1/[.$B$2]); IF([.$D83]=[.$A$4];[.B83] * (1/[.$B$4]);IF([.$D83]=[.$A$5];[.B83] * (1/[.$B$5]);IF([.$D83] = [.$A$8];[.B83] * (1/[.$B$8]); IF([.$D83]=[.$A$6];[.B83] * (1/[.$B$6]);IF([.$D83]=[.$A$7];[.B83]*(1/[.$B$7]);IF([.$D83]=[.$A$9];[.B83]*(1/[.$B$9]); IF([.$D83]=[.$A$3];[.B83] * (1/[.$B$3]); ????))))))))" office:value-type="float" office:value="168750">
            <text:p>168750</text:p>
          </table:table-cell>
          <table:table-cell table:formula="of:=IF([.$D83] = [.$A$2];[.C83] * (1/[.$B$2]); IF([.$D83]=[.$A$4];[.C83] * (1/[.$B$4]);IF([.$D83]=[.$A$5];[.C83] * (1/[.$B$5]);IF([.$D83] = [.$A$8];[.C83] * (1/[.$B$8]); IF([.$D83]=[.$A$6];[.C83] * (1/[.$B$6]);IF([.$D83]=[.$A$7];[.C83]*(1/[.$B$7]);IF([.$D83]=[.$A$9];[.C83]*(1/[.$B$9]); IF([.$D83]=[.$A$3];[.C83] * (1/[.$B$3]); ????))))))))" office:value-type="float" office:value="0">
            <text:p>0</text:p>
          </table:table-cell>
          <table:table-cell table:formula="of:=[.E83]+[.F83]" office:value-type="float" office:value="168750">
            <text:p>168750</text:p>
          </table:table-cell>
        </table:table-row>
        <table:table-row table:style-name="ro2">
          <table:table-cell office:value-type="string">
            <text:p>Demon</text:p>
          </table:table-cell>
          <table:table-cell office:value-type="float" office:value="160000">
            <text:p>160000</text:p>
          </table:table-cell>
          <table:table-cell table:style-name="ce6"/>
          <table:table-cell office:value-type="string">
            <text:p>Shivan Destroyer Armor</text:p>
          </table:table-cell>
          <table:table-cell table:formula="of:=IF([.$D84] = [.$A$2];[.B84] * (1/[.$B$2]); IF([.$D84]=[.$A$4];[.B84] * (1/[.$B$4]);IF([.$D84]=[.$A$5];[.B84] * (1/[.$B$5]);IF([.$D84] = [.$A$8];[.B84] * (1/[.$B$8]); IF([.$D84]=[.$A$6];[.B84] * (1/[.$B$6]);IF([.$D84]=[.$A$7];[.B84]*(1/[.$B$7]);IF([.$D84]=[.$A$9];[.B84]*(1/[.$B$9]); IF([.$D84]=[.$A$3];[.B84] * (1/[.$B$3]); ????))))))))" office:value-type="float" office:value="320000">
            <text:p>320000</text:p>
          </table:table-cell>
          <table:table-cell table:formula="of:=IF([.$D84] = [.$A$2];[.C84] * (1/[.$B$2]); IF([.$D84]=[.$A$4];[.C84] * (1/[.$B$4]);IF([.$D84]=[.$A$5];[.C84] * (1/[.$B$5]);IF([.$D84] = [.$A$8];[.C84] * (1/[.$B$8]); IF([.$D84]=[.$A$6];[.C84] * (1/[.$B$6]);IF([.$D84]=[.$A$7];[.C84]*(1/[.$B$7]);IF([.$D84]=[.$A$9];[.C84]*(1/[.$B$9]); IF([.$D84]=[.$A$3];[.C84] * (1/[.$B$3]); ????))))))))" office:value-type="float" office:value="0">
            <text:p>0</text:p>
          </table:table-cell>
          <table:table-cell table:formula="of:=[.E84]+[.F84]" office:value-type="float" office:value="320000">
            <text:p>320000</text:p>
          </table:table-cell>
        </table:table-row>
        <table:table-row table:style-name="ro2">
          <table:table-cell office:value-type="string">
            <text:p>Ravana</text:p>
          </table:table-cell>
          <table:table-cell office:value-type="float" office:value="100000">
            <text:p>100000</text:p>
          </table:table-cell>
          <table:table-cell table:style-name="ce6"/>
          <table:table-cell office:value-type="string">
            <text:p>Shivan Destroyer Armor</text:p>
          </table:table-cell>
          <table:table-cell table:formula="of:=IF([.$D85] = [.$A$2];[.B85] * (1/[.$B$2]); IF([.$D85]=[.$A$4];[.B85] * (1/[.$B$4]);IF([.$D85]=[.$A$5];[.B85] * (1/[.$B$5]);IF([.$D85] = [.$A$8];[.B85] * (1/[.$B$8]); IF([.$D85]=[.$A$6];[.B85] * (1/[.$B$6]);IF([.$D85]=[.$A$7];[.B85]*(1/[.$B$7]);IF([.$D85]=[.$A$9];[.B85]*(1/[.$B$9]); IF([.$D85]=[.$A$3];[.B85] * (1/[.$B$3]); ????))))))))" office:value-type="float" office:value="200000">
            <text:p>200000</text:p>
          </table:table-cell>
          <table:table-cell table:formula="of:=IF([.$D85] = [.$A$2];[.C85] * (1/[.$B$2]); IF([.$D85]=[.$A$4];[.C85] * (1/[.$B$4]);IF([.$D85]=[.$A$5];[.C85] * (1/[.$B$5]);IF([.$D85] = [.$A$8];[.C85] * (1/[.$B$8]); IF([.$D85]=[.$A$6];[.C85] * (1/[.$B$6]);IF([.$D85]=[.$A$7];[.C85]*(1/[.$B$7]);IF([.$D85]=[.$A$9];[.C85]*(1/[.$B$9]); IF([.$D85]=[.$A$3];[.C85] * (1/[.$B$3]); ????))))))))" office:value-type="float" office:value="0">
            <text:p>0</text:p>
          </table:table-cell>
          <table:table-cell table:formula="of:=[.E85]+[.F85]" office:value-type="float" office:value="200000">
            <text:p>200000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>
            <text:p>Colossus</text:p>
          </table:table-cell>
          <table:table-cell office:value-type="float" office:value="1000000">
            <text:p>1000000</text:p>
          </table:table-cell>
          <table:table-cell table:style-name="ce6"/>
          <table:table-cell office:value-type="string">
            <text:p>Heavy Armor</text:p>
          </table:table-cell>
          <table:table-cell table:formula="of:=IF([.$D87] = [.$A$2];[.B87] * (1/[.$B$2]); IF([.$D87]=[.$A$4];[.B87] * (1/[.$B$4]);IF([.$D87]=[.$A$5];[.B87] * (1/[.$B$5]);IF([.$D87] = [.$A$8];[.B87] * (1/[.$B$8]); IF([.$D87]=[.$A$6];[.B87] * (1/[.$B$6]);IF([.$D87]=[.$A$7];[.B87]*(1/[.$B$7]);IF([.$D87]=[.$A$9];[.B87]*(1/[.$B$9]); IF([.$D87]=[.$A$3];[.B87] * (1/[.$B$3]); ????))))))))" office:value-type="float" office:value="1250000">
            <text:p>1250000</text:p>
          </table:table-cell>
          <table:table-cell table:formula="of:=IF([.$D87] = [.$A$2];[.C87] * (1/[.$B$2]); IF([.$D87]=[.$A$4];[.C87] * (1/[.$B$4]);IF([.$D87]=[.$A$5];[.C87] * (1/[.$B$5]);IF([.$D87] = [.$A$8];[.C87] * (1/[.$B$8]); IF([.$D87]=[.$A$6];[.C87] * (1/[.$B$6]);IF([.$D87]=[.$A$7];[.C87]*(1/[.$B$7]);IF([.$D87]=[.$A$9];[.C87]*(1/[.$B$9]); IF([.$D87]=[.$A$3];[.C87] * (1/[.$B$3]); ????))))))))" office:value-type="float" office:value="0">
            <text:p>0</text:p>
          </table:table-cell>
          <table:table-cell table:formula="of:=[.E87]+[.F87]" office:value-type="float" office:value="1250000">
            <text:p>1250000</text:p>
          </table:table-cell>
        </table:table-row>
        <table:table-row table:style-name="ro2">
          <table:table-cell office:value-type="string">
            <text:p>Sathanas</text:p>
          </table:table-cell>
          <table:table-cell office:value-type="float" office:value="1000000">
            <text:p>1000000</text:p>
          </table:table-cell>
          <table:table-cell table:style-name="ce6"/>
          <table:table-cell office:value-type="string">
            <text:p>Shivan Elite Armor</text:p>
          </table:table-cell>
          <table:table-cell table:formula="of:=IF([.$D88] = [.$A$2];[.B88] * (1/[.$B$2]); IF([.$D88]=[.$A$4];[.B88] * (1/[.$B$4]);IF([.$D88]=[.$A$5];[.B88] * (1/[.$B$5]);IF([.$D88] = [.$A$8];[.B88] * (1/[.$B$8]); IF([.$D88]=[.$A$6];[.B88] * (1/[.$B$6]);IF([.$D88]=[.$A$7];[.B88]*(1/[.$B$7]);IF([.$D88]=[.$A$9];[.B88]*(1/[.$B$9]); IF([.$D88]=[.$A$3];[.B88] * (1/[.$B$3]); ????))))))))" office:value-type="float" office:value="2500000">
            <text:p>2500000</text:p>
          </table:table-cell>
          <table:table-cell table:formula="of:=IF([.$D88] = [.$A$2];[.C88] * (1/[.$B$2]); IF([.$D88]=[.$A$4];[.C88] * (1/[.$B$4]);IF([.$D88]=[.$A$5];[.C88] * (1/[.$B$5]);IF([.$D88] = [.$A$8];[.C88] * (1/[.$B$8]); IF([.$D88]=[.$A$6];[.C88] * (1/[.$B$6]);IF([.$D88]=[.$A$7];[.C88]*(1/[.$B$7]);IF([.$D88]=[.$A$9];[.C88]*(1/[.$B$9]); IF([.$D88]=[.$A$3];[.C88] * (1/[.$B$3]); ????))))))))" office:value-type="float" office:value="0">
            <text:p>0</text:p>
          </table:table-cell>
          <table:table-cell table:formula="of:=[.E88]+[.F88]" office:value-type="float" office:value="2500000">
            <text:p>2500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30/01/2014</text:date>, <text:time>21:1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1M28S</meta:editing-duration>
    <meta:editing-cycles>33</meta:editing-cycles>
    <meta:generator>LibreOffice/3.4$Win32 LibreOffice_project/340m1$Build-302</meta:generator>
    <dc:date>2014-01-30T21:15:58.97</dc:date>
    <meta:document-statistic meta:table-count="3" meta:cell-count="508" meta:object-count="0"/>
    <meta:user-defined meta:name="Info 1"/>
    <meta:user-defined meta:name="Info 2"/>
    <meta:user-defined meta:name="Info 3"/>
    <meta:user-defined meta:name="Info 4"/>
  </office:meta>
</office:document-meta>
</file>